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Liberation Sans" fo:font-size="18pt" fo:language="zxx" fo:country="none" fo:font-weight="bold" officeooo:rsid="0017275a" officeooo:paragraph-rsid="0017275a" style:language-asian="zxx" style:country-asian="none" style:font-weight-asian="bold" style:language-complex="zxx" style:country-complex="none" style:font-weight-complex="bold"/>
    </style:style>
    <style:style style:name="P2" style:family="paragraph" style:parent-style-name="Standard">
      <style:text-properties style:font-name="Liberation Sans" fo:language="zxx" fo:country="none" fo:font-weight="bold" officeooo:rsid="0017275a" officeooo:paragraph-rsid="0017275a" style:language-asian="zxx" style:country-asian="none" style:font-weight-asian="bold" style:language-complex="zxx" style:country-complex="none" style:font-weight-complex="bold"/>
    </style:style>
    <style:style style:name="P3" style:family="paragraph" style:parent-style-name="Standard">
      <style:text-properties style:font-name="Liberation Sans" fo:language="zxx" fo:country="none" fo:font-weight="bold" officeooo:rsid="00140cc9" officeooo:paragraph-rsid="001760cb" style:language-asian="zxx" style:country-asian="none" style:font-weight-asian="bold" style:language-complex="zxx" style:country-complex="none" style:font-weight-complex="bold"/>
    </style:style>
    <style:style style:name="P4" style:family="paragraph" style:parent-style-name="Standard">
      <style:text-properties style:font-name="Liberation Sans" fo:language="zxx" fo:country="none" fo:font-weight="bold" officeooo:rsid="00207bab" officeooo:paragraph-rsid="00232f09" style:language-asian="zxx" style:country-asian="none" style:font-weight-asian="bold" style:language-complex="zxx" style:country-complex="none" style:font-weight-complex="bold"/>
    </style:style>
    <style:style style:name="P5" style:family="paragraph" style:parent-style-name="Standard">
      <style:text-properties style:font-name="Liberation Sans" fo:language="zxx" fo:country="none" fo:font-weight="bold" officeooo:rsid="00133f25" officeooo:paragraph-rsid="00232f09" style:language-asian="zxx" style:country-asian="none" style:font-weight-asian="bold" style:language-complex="zxx" style:country-complex="none" style:font-weight-complex="bold"/>
    </style:style>
    <style:style style:name="P6" style:family="paragraph" style:parent-style-name="Table_20_Contents">
      <style:text-properties style:font-name="Liberation Sans" fo:language="zxx" fo:country="none" fo:font-weight="bold" officeooo:rsid="00133f25" officeooo:paragraph-rsid="00232f09" style:language-asian="zxx" style:country-asian="none" style:font-weight-asian="bold" style:language-complex="zxx" style:country-complex="none" style:font-weight-complex="bold"/>
    </style:style>
    <style:style style:name="P7" style:family="paragraph" style:parent-style-name="Standard">
      <style:text-properties style:font-name="Liberation Sans" fo:language="zxx" fo:country="none" fo:font-weight="bold" officeooo:rsid="00207da2" officeooo:paragraph-rsid="00232f09" style:language-asian="zxx" style:country-asian="none" style:font-weight-asian="bold" style:language-complex="zxx" style:country-complex="none" style:font-weight-complex="bold"/>
    </style:style>
    <style:style style:name="P8" style:family="paragraph" style:parent-style-name="Standard">
      <style:text-properties style:font-name="Liberation Sans" fo:language="zxx" fo:country="none" fo:font-weight="bold" officeooo:rsid="0029f8b9" officeooo:paragraph-rsid="00232f09" style:language-asian="zxx" style:country-asian="none" style:font-weight-asian="bold" style:language-complex="zxx" style:country-complex="none" style:font-weight-complex="bold"/>
    </style:style>
    <style:style style:name="P9" style:family="paragraph" style:parent-style-name="Table_20_Contents">
      <style:text-properties style:font-name="Liberation Sans" fo:language="zxx" fo:country="none" fo:font-weight="bold" officeooo:rsid="0029f8b9" officeooo:paragraph-rsid="00232f09" style:language-asian="zxx" style:country-asian="none" style:font-weight-asian="bold" style:language-complex="zxx" style:country-complex="none" style:font-weight-complex="bold"/>
    </style:style>
    <style:style style:name="P10" style:family="paragraph" style:parent-style-name="Standard">
      <style:text-properties style:font-name="Liberation Sans" fo:language="zxx" fo:country="none" fo:font-weight="bold" officeooo:rsid="00225945" officeooo:paragraph-rsid="00232f09" style:language-asian="zxx" style:country-asian="none" style:font-weight-asian="bold" style:language-complex="zxx" style:country-complex="none" style:font-weight-complex="bold"/>
    </style:style>
    <style:style style:name="P11" style:family="paragraph" style:parent-style-name="Standard">
      <style:text-properties style:font-name="Liberation Sans" fo:language="zxx" fo:country="none" fo:font-weight="bold" officeooo:rsid="0059e6bf" officeooo:paragraph-rsid="00232f09" style:language-asian="zxx" style:country-asian="none" style:font-weight-asian="bold" style:language-complex="zxx" style:country-complex="none" style:font-weight-complex="bold"/>
    </style:style>
    <style:style style:name="P12" style:family="paragraph" style:parent-style-name="Standard">
      <style:text-properties style:font-name="Liberation Sans" fo:language="zxx" fo:country="none" fo:font-weight="bold" officeooo:rsid="0024a1ee" officeooo:paragraph-rsid="00232f09" style:language-asian="zxx" style:country-asian="none" style:font-weight-asian="bold" style:language-complex="zxx" style:country-complex="none" style:font-weight-complex="bold"/>
    </style:style>
    <style:style style:name="P13" style:family="paragraph" style:parent-style-name="Standard">
      <style:text-properties style:font-name="Liberation Sans" fo:language="zxx" fo:country="none" fo:font-weight="bold" officeooo:rsid="002d0623" officeooo:paragraph-rsid="00232f09" style:language-asian="zxx" style:country-asian="none" style:font-weight-asian="bold" style:language-complex="zxx" style:country-complex="none" style:font-weight-complex="bold"/>
    </style:style>
    <style:style style:name="P14" style:family="paragraph" style:parent-style-name="Standard">
      <style:text-properties style:font-name="Liberation Sans" fo:language="zxx" fo:country="none" fo:font-weight="bold" officeooo:rsid="002b1cae" officeooo:paragraph-rsid="00232f09" style:language-asian="zxx" style:country-asian="none" style:font-weight-asian="bold" style:language-complex="zxx" style:country-complex="none" style:font-weight-complex="bold"/>
    </style:style>
    <style:style style:name="P15" style:family="paragraph" style:parent-style-name="Standard">
      <style:text-properties style:font-name="Liberation Sans" fo:language="zxx" fo:country="none" fo:font-weight="bold" officeooo:rsid="00230652" officeooo:paragraph-rsid="00232f09" style:language-asian="zxx" style:country-asian="none" style:font-weight-asian="bold" style:language-complex="zxx" style:country-complex="none" style:font-weight-complex="bold"/>
    </style:style>
    <style:style style:name="P16" style:family="paragraph" style:parent-style-name="Standard">
      <style:text-properties style:font-name="Liberation Sans" fo:language="zxx" fo:country="none" fo:font-weight="bold" officeooo:rsid="00072c92" officeooo:paragraph-rsid="00232f09" style:language-asian="zxx" style:country-asian="none" style:font-weight-asian="bold" style:language-complex="zxx" style:country-complex="none" style:font-weight-complex="bold"/>
    </style:style>
    <style:style style:name="P17" style:family="paragraph" style:parent-style-name="Table_20_Contents">
      <style:text-properties style:font-name="Liberation Sans" fo:language="zxx" fo:country="none" fo:font-weight="bold" officeooo:rsid="000833df" officeooo:paragraph-rsid="001fc2da" style:language-asian="zxx" style:country-asian="none" style:font-weight-asian="bold" style:language-complex="zxx" style:country-complex="none" style:font-weight-complex="bold"/>
    </style:style>
    <style:style style:name="P18" style:family="paragraph" style:parent-style-name="Table_20_Contents">
      <style:text-properties style:font-name="Liberation Sans" fo:language="zxx" fo:country="none" fo:font-weight="bold" officeooo:rsid="001ef20c" officeooo:paragraph-rsid="00232f09" style:language-asian="zxx" style:country-asian="none" style:font-weight-asian="bold" style:language-complex="zxx" style:country-complex="none" style:font-weight-complex="bold"/>
    </style:style>
    <style:style style:name="P19" style:family="paragraph" style:parent-style-name="Table_20_Contents">
      <style:text-properties style:font-name="Liberation Sans" fo:language="zxx" fo:country="none" fo:font-weight="bold" officeooo:rsid="00211188" officeooo:paragraph-rsid="00232f09" style:language-asian="zxx" style:country-asian="none" style:font-weight-asian="bold" style:language-complex="zxx" style:country-complex="none" style:font-weight-complex="bold"/>
    </style:style>
    <style:style style:name="P20" style:family="paragraph" style:parent-style-name="Table_20_Contents">
      <style:text-properties style:font-name="Liberation Sans" fo:language="zxx" fo:country="none" fo:font-weight="bold" officeooo:rsid="00228962" officeooo:paragraph-rsid="00232f09" style:language-asian="zxx" style:country-asian="none" style:font-weight-asian="bold" style:language-complex="zxx" style:country-complex="none" style:font-weight-complex="bold"/>
    </style:style>
    <style:style style:name="P21" style:family="paragraph" style:parent-style-name="Table_20_Contents">
      <style:text-properties style:font-name="Liberation Sans" fo:language="zxx" fo:country="none" fo:font-weight="bold" officeooo:rsid="00247c8b" officeooo:paragraph-rsid="00232f09" style:language-asian="zxx" style:country-asian="none" style:font-weight-asian="bold" style:language-complex="zxx" style:country-complex="none" style:font-weight-complex="bold"/>
    </style:style>
    <style:style style:name="P22" style:family="paragraph" style:parent-style-name="Table_20_Contents">
      <style:text-properties style:font-name="Liberation Sans" fo:language="zxx" fo:country="none" fo:font-weight="bold" officeooo:rsid="00099857" officeooo:paragraph-rsid="00232f09" style:language-asian="zxx" style:country-asian="none" style:font-weight-asian="bold" style:language-complex="zxx" style:country-complex="none" style:font-weight-complex="bold"/>
    </style:style>
    <style:style style:name="P23" style:family="paragraph" style:parent-style-name="Table_20_Contents">
      <style:text-properties style:font-name="Liberation Sans" fo:language="zxx" fo:country="none" fo:font-weight="bold" officeooo:rsid="0051ccb8" officeooo:paragraph-rsid="00232f09" style:language-asian="zxx" style:country-asian="none" style:font-weight-asian="bold" style:language-complex="zxx" style:country-complex="none" style:font-weight-complex="bold"/>
    </style:style>
    <style:style style:name="P24" style:family="paragraph" style:parent-style-name="Standard">
      <style:text-properties style:font-name="Liberation Sans" fo:language="zxx" fo:country="none" officeooo:rsid="001760cb" officeooo:paragraph-rsid="001760cb" style:language-asian="zxx" style:country-asian="none" style:language-complex="zxx" style:country-complex="none"/>
    </style:style>
    <style:style style:name="P25" style:family="paragraph" style:parent-style-name="Standard">
      <style:text-properties style:font-name="Liberation Sans" fo:language="zxx" fo:country="none" officeooo:rsid="00140cc9" officeooo:paragraph-rsid="001760cb" style:language-asian="zxx" style:country-asian="none" style:language-complex="zxx" style:country-complex="none"/>
    </style:style>
    <style:style style:name="P26" style:family="paragraph" style:parent-style-name="Standard">
      <style:text-properties style:font-name="Liberation Sans" fo:language="zxx" fo:country="none" officeooo:rsid="00140cc9" officeooo:paragraph-rsid="00184207" style:language-asian="zxx" style:country-asian="none" style:language-complex="zxx" style:country-complex="none"/>
    </style:style>
    <style:style style:name="P27" style:family="paragraph" style:parent-style-name="Standard">
      <style:text-properties style:font-name="Liberation Sans" fo:language="zxx" fo:country="none" officeooo:rsid="001fe0a7" officeooo:paragraph-rsid="001d6db3" style:language-asian="zxx" style:country-asian="none" style:language-complex="zxx" style:country-complex="none"/>
    </style:style>
    <style:style style:name="P28" style:family="paragraph" style:parent-style-name="Standard">
      <style:text-properties style:font-name="Liberation Sans" fo:language="zxx" fo:country="none" officeooo:rsid="00225945" officeooo:paragraph-rsid="00232f09" style:language-asian="zxx" style:country-asian="none" style:language-complex="zxx" style:country-complex="none"/>
    </style:style>
    <style:style style:name="P29" style:family="paragraph" style:parent-style-name="Standard">
      <style:text-properties style:font-name="Liberation Sans" fo:language="zxx" fo:country="none" officeooo:rsid="00207bab" officeooo:paragraph-rsid="001c23c7" style:language-asian="zxx" style:country-asian="none" style:language-complex="zxx" style:country-complex="none"/>
    </style:style>
    <style:style style:name="P30" style:family="paragraph" style:parent-style-name="Standard">
      <style:text-properties style:font-name="Liberation Sans" fo:language="zxx" fo:country="none" officeooo:rsid="00207bab" officeooo:paragraph-rsid="00232f09" style:language-asian="zxx" style:country-asian="none" style:language-complex="zxx" style:country-complex="none"/>
    </style:style>
    <style:style style:name="P31" style:family="paragraph" style:parent-style-name="Standard">
      <style:text-properties style:font-name="Liberation Sans" fo:language="zxx" fo:country="none" officeooo:rsid="002cc51b" officeooo:paragraph-rsid="001c23c7" style:language-asian="zxx" style:country-asian="none" style:language-complex="zxx" style:country-complex="none"/>
    </style:style>
    <style:style style:name="P32" style:family="paragraph" style:parent-style-name="Standard">
      <style:text-properties style:font-name="Liberation Sans" fo:language="zxx" fo:country="none" officeooo:rsid="00359476" officeooo:paragraph-rsid="00232f09" style:language-asian="zxx" style:country-asian="none" style:language-complex="zxx" style:country-complex="none"/>
    </style:style>
    <style:style style:name="P33" style:family="paragraph" style:parent-style-name="Standard">
      <style:text-properties style:font-name="Liberation Sans" fo:language="zxx" fo:country="none" officeooo:rsid="000833df" officeooo:paragraph-rsid="001fc2da" style:language-asian="zxx" style:country-asian="none" style:language-complex="zxx" style:country-complex="none"/>
    </style:style>
    <style:style style:name="P34" style:family="paragraph" style:parent-style-name="Standard">
      <style:text-properties style:font-name="Liberation Sans" fo:language="zxx" fo:country="none" officeooo:rsid="00133f25" officeooo:paragraph-rsid="00232f09" style:language-asian="zxx" style:country-asian="none" style:language-complex="zxx" style:country-complex="none"/>
    </style:style>
    <style:style style:name="P35" style:family="paragraph" style:parent-style-name="Standard">
      <style:text-properties style:font-name="Liberation Sans" fo:language="zxx" fo:country="none" officeooo:rsid="007f8d05" officeooo:paragraph-rsid="00232f09" style:language-asian="zxx" style:country-asian="none" style:language-complex="zxx" style:country-complex="none"/>
    </style:style>
    <style:style style:name="P36" style:family="paragraph" style:parent-style-name="Table_20_Contents">
      <style:text-properties style:font-name="Liberation Sans" fo:language="zxx" fo:country="none" officeooo:rsid="00097d83" officeooo:paragraph-rsid="001fc2da" style:language-asian="zxx" style:country-asian="none" style:language-complex="zxx" style:country-complex="none"/>
    </style:style>
    <style:style style:name="P37" style:family="paragraph" style:parent-style-name="Table_20_Contents">
      <style:text-properties style:font-name="Liberation Sans" fo:language="zxx" fo:country="none" officeooo:rsid="000cf4dc" officeooo:paragraph-rsid="001fc2da" style:language-asian="zxx" style:country-asian="none" style:language-complex="zxx" style:country-complex="none"/>
    </style:style>
    <style:style style:name="P38" style:family="paragraph" style:parent-style-name="Table_20_Contents">
      <style:text-properties style:font-name="Liberation Sans" fo:language="zxx" fo:country="none" officeooo:rsid="000cf4dc" officeooo:paragraph-rsid="00232f09" style:language-asian="zxx" style:country-asian="none" style:language-complex="zxx" style:country-complex="none"/>
    </style:style>
    <style:style style:name="P39" style:family="paragraph" style:parent-style-name="Table_20_Contents">
      <style:text-properties style:font-name="Liberation Sans" fo:language="zxx" fo:country="none" officeooo:rsid="0027c199" officeooo:paragraph-rsid="0027c199" style:language-asian="zxx" style:country-asian="none" style:language-complex="zxx" style:country-complex="none"/>
    </style:style>
    <style:style style:name="P40" style:family="paragraph" style:parent-style-name="Table_20_Contents">
      <style:text-properties style:font-name="Liberation Sans" fo:language="zxx" fo:country="none" officeooo:rsid="000b8946" officeooo:paragraph-rsid="001fc2da" style:language-asian="zxx" style:country-asian="none" style:language-complex="zxx" style:country-complex="none"/>
    </style:style>
    <style:style style:name="P41" style:family="paragraph" style:parent-style-name="Table_20_Contents">
      <style:text-properties style:font-name="Liberation Sans" fo:language="zxx" fo:country="none" officeooo:rsid="0009bf6b" officeooo:paragraph-rsid="001fc2da" style:language-asian="zxx" style:country-asian="none" style:language-complex="zxx" style:country-complex="none"/>
    </style:style>
    <style:style style:name="P42" style:family="paragraph" style:parent-style-name="Table_20_Contents">
      <style:text-properties style:font-name="Liberation Sans" fo:language="zxx" fo:country="none" officeooo:rsid="001283d2" officeooo:paragraph-rsid="001fc2da" style:language-asian="zxx" style:country-asian="none" style:language-complex="zxx" style:country-complex="none"/>
    </style:style>
    <style:style style:name="P43" style:family="paragraph" style:parent-style-name="Table_20_Contents">
      <style:text-properties style:font-name="Liberation Sans" fo:language="zxx" fo:country="none" officeooo:rsid="001283d2" officeooo:paragraph-rsid="00232f09" style:language-asian="zxx" style:country-asian="none" style:language-complex="zxx" style:country-complex="none"/>
    </style:style>
    <style:style style:name="P44" style:family="paragraph" style:parent-style-name="Table_20_Contents">
      <style:text-properties style:font-name="Liberation Sans" fo:language="zxx" fo:country="none" officeooo:rsid="001c7254" officeooo:paragraph-rsid="001fc2da" style:language-asian="zxx" style:country-asian="none" style:language-complex="zxx" style:country-complex="none"/>
    </style:style>
    <style:style style:name="P45" style:family="paragraph" style:parent-style-name="Table_20_Contents">
      <style:text-properties style:font-name="Liberation Sans" fo:language="zxx" fo:country="none" officeooo:rsid="000e9cb0" officeooo:paragraph-rsid="001fc2da" style:language-asian="zxx" style:country-asian="none" style:language-complex="zxx" style:country-complex="none"/>
    </style:style>
    <style:style style:name="P46" style:family="paragraph" style:parent-style-name="Table_20_Contents">
      <style:text-properties style:font-name="Liberation Sans" fo:language="zxx" fo:country="none" officeooo:rsid="000e9cb0" officeooo:paragraph-rsid="00232f09" style:language-asian="zxx" style:country-asian="none" style:language-complex="zxx" style:country-complex="none"/>
    </style:style>
    <style:style style:name="P47" style:family="paragraph" style:parent-style-name="Table_20_Contents">
      <style:text-properties style:font-name="Liberation Sans" fo:language="zxx" fo:country="none" officeooo:rsid="001a5a91" officeooo:paragraph-rsid="001fc2da" style:language-asian="zxx" style:country-asian="none" style:language-complex="zxx" style:country-complex="none"/>
    </style:style>
    <style:style style:name="P48" style:family="paragraph" style:parent-style-name="Table_20_Contents">
      <style:text-properties style:font-name="Liberation Sans" fo:language="zxx" fo:country="none" officeooo:rsid="000f7677" officeooo:paragraph-rsid="001fc2da" style:language-asian="zxx" style:country-asian="none" style:language-complex="zxx" style:country-complex="none"/>
    </style:style>
    <style:style style:name="P49" style:family="paragraph" style:parent-style-name="Table_20_Contents">
      <style:text-properties style:font-name="Liberation Sans" fo:language="zxx" fo:country="none" officeooo:rsid="000f7677" officeooo:paragraph-rsid="00232f09" style:language-asian="zxx" style:country-asian="none" style:language-complex="zxx" style:country-complex="none"/>
    </style:style>
    <style:style style:name="P50" style:family="paragraph" style:parent-style-name="Table_20_Contents">
      <style:text-properties style:font-name="Liberation Sans" fo:language="zxx" fo:country="none" officeooo:rsid="000ff0de" officeooo:paragraph-rsid="001fc2da" style:language-asian="zxx" style:country-asian="none" style:language-complex="zxx" style:country-complex="none"/>
    </style:style>
    <style:style style:name="P51" style:family="paragraph" style:parent-style-name="Table_20_Contents">
      <style:text-properties style:font-name="Liberation Sans" fo:language="zxx" fo:country="none" officeooo:rsid="000ff0de" officeooo:paragraph-rsid="00232f09" style:language-asian="zxx" style:country-asian="none" style:language-complex="zxx" style:country-complex="none"/>
    </style:style>
    <style:style style:name="P52" style:family="paragraph" style:parent-style-name="Table_20_Contents">
      <style:text-properties style:font-name="Liberation Sans" fo:language="zxx" fo:country="none" officeooo:rsid="000abf7b" officeooo:paragraph-rsid="001fc2da" style:language-asian="zxx" style:country-asian="none" style:language-complex="zxx" style:country-complex="none"/>
    </style:style>
    <style:style style:name="P53" style:family="paragraph" style:parent-style-name="Table_20_Contents">
      <style:text-properties style:font-name="Liberation Sans" fo:language="zxx" fo:country="none" officeooo:rsid="00117e9a" officeooo:paragraph-rsid="001fc2da" style:language-asian="zxx" style:country-asian="none" style:language-complex="zxx" style:country-complex="none"/>
    </style:style>
    <style:style style:name="P54" style:family="paragraph" style:parent-style-name="Table_20_Contents">
      <style:text-properties style:font-name="Liberation Sans" fo:language="zxx" fo:country="none" officeooo:rsid="00117e9a" officeooo:paragraph-rsid="00232f09" style:language-asian="zxx" style:country-asian="none" style:language-complex="zxx" style:country-complex="none"/>
    </style:style>
    <style:style style:name="P55" style:family="paragraph" style:parent-style-name="Table_20_Contents">
      <style:text-properties style:font-name="Liberation Sans" fo:language="zxx" fo:country="none" officeooo:rsid="000d9830" officeooo:paragraph-rsid="00232f09" style:language-asian="zxx" style:country-asian="none" style:language-complex="zxx" style:country-complex="none"/>
    </style:style>
    <style:style style:name="P56" style:family="paragraph" style:parent-style-name="Table_20_Contents">
      <style:text-properties style:font-name="Liberation Sans" fo:language="zxx" fo:country="none" officeooo:rsid="00387fc4" officeooo:paragraph-rsid="00232f09" style:language-asian="zxx" style:country-asian="none" style:language-complex="zxx" style:country-complex="none"/>
    </style:style>
    <style:style style:name="P57" style:family="paragraph" style:parent-style-name="Table_20_Contents">
      <style:text-properties style:font-name="Liberation Sans" fo:language="zxx" fo:country="none" officeooo:rsid="00211188" officeooo:paragraph-rsid="00232f09" style:language-asian="zxx" style:country-asian="none" style:language-complex="zxx" style:country-complex="none"/>
    </style:style>
    <style:style style:name="P58" style:family="paragraph" style:parent-style-name="Table_20_Contents">
      <style:text-properties style:font-name="Liberation Sans" fo:language="zxx" fo:country="none" officeooo:rsid="00500689" officeooo:paragraph-rsid="00232f09" style:language-asian="zxx" style:country-asian="none" style:language-complex="zxx" style:country-complex="none"/>
    </style:style>
    <style:style style:name="P59" style:family="paragraph" style:parent-style-name="Table_20_Contents">
      <style:text-properties style:font-name="Liberation Sans" fo:language="zxx" fo:country="none" officeooo:rsid="0016157e" officeooo:paragraph-rsid="00232f09" style:language-asian="zxx" style:country-asian="none" style:language-complex="zxx" style:country-complex="none"/>
    </style:style>
    <style:style style:name="P60" style:family="paragraph" style:parent-style-name="Table_20_Contents">
      <style:text-properties style:font-name="Liberation Sans" fo:language="zxx" fo:country="none" officeooo:rsid="0017b936" officeooo:paragraph-rsid="00232f09" style:language-asian="zxx" style:country-asian="none" style:language-complex="zxx" style:country-complex="none"/>
    </style:style>
    <style:style style:name="P61" style:family="paragraph" style:parent-style-name="Table_20_Contents">
      <style:text-properties style:font-name="Liberation Sans" fo:language="zxx" fo:country="none" officeooo:rsid="00196fec" officeooo:paragraph-rsid="00232f09" style:language-asian="zxx" style:country-asian="none" style:language-complex="zxx" style:country-complex="none"/>
    </style:style>
    <style:style style:name="P62" style:family="paragraph" style:parent-style-name="Table_20_Contents">
      <style:text-properties style:font-name="Liberation Sans" fo:language="zxx" fo:country="none" officeooo:rsid="001a7bec" officeooo:paragraph-rsid="00232f09" style:language-asian="zxx" style:country-asian="none" style:language-complex="zxx" style:country-complex="none"/>
    </style:style>
    <style:style style:name="P63" style:family="paragraph" style:parent-style-name="Table_20_Contents">
      <style:text-properties style:font-name="Liberation Sans" fo:language="zxx" fo:country="none" officeooo:rsid="001e0067" officeooo:paragraph-rsid="00232f09" style:language-asian="zxx" style:country-asian="none" style:language-complex="zxx" style:country-complex="none"/>
    </style:style>
    <style:style style:name="P64" style:family="paragraph" style:parent-style-name="Table_20_Contents">
      <style:text-properties style:font-name="Liberation Sans" fo:language="zxx" fo:country="none" officeooo:rsid="00517adf" officeooo:paragraph-rsid="00232f09" style:language-asian="zxx" style:country-asian="none" style:language-complex="zxx" style:country-complex="none"/>
    </style:style>
    <style:style style:name="P65" style:family="paragraph" style:parent-style-name="Table_20_Contents">
      <style:text-properties style:font-name="Liberation Sans" fo:language="zxx" fo:country="none" officeooo:rsid="004ba5e3" officeooo:paragraph-rsid="00232f09" style:language-asian="zxx" style:country-asian="none" style:language-complex="zxx" style:country-complex="none"/>
    </style:style>
    <style:style style:name="P66" style:family="paragraph" style:parent-style-name="Table_20_Contents">
      <style:text-properties style:font-name="Liberation Sans" fo:language="zxx" fo:country="none" officeooo:rsid="0051ccb8" officeooo:paragraph-rsid="00232f09" style:language-asian="zxx" style:country-asian="none" style:language-complex="zxx" style:country-complex="none"/>
    </style:style>
    <style:style style:name="P67" style:family="paragraph" style:parent-style-name="Table_20_Contents">
      <style:text-properties style:font-name="Liberation Sans" fo:language="zxx" fo:country="none" officeooo:rsid="0063e4cd" officeooo:paragraph-rsid="00232f09" style:language-asian="zxx" style:country-asian="none" style:language-complex="zxx" style:country-complex="none"/>
    </style:style>
    <style:style style:name="P68" style:family="paragraph" style:parent-style-name="Table_20_Contents">
      <style:text-properties style:font-name="Liberation Sans" fo:language="zxx" fo:country="none" officeooo:rsid="008aab80" officeooo:paragraph-rsid="00232f09" style:language-asian="zxx" style:country-asian="none" style:language-complex="zxx" style:country-complex="none"/>
    </style:style>
    <style:style style:name="P69" style:family="paragraph" style:parent-style-name="Table_20_Contents">
      <style:text-properties style:font-name="Liberation Sans" fo:language="zxx" fo:country="none" officeooo:rsid="00754cf1" officeooo:paragraph-rsid="00232f09" style:language-asian="zxx" style:country-asian="none" style:language-complex="zxx" style:country-complex="none"/>
    </style:style>
    <style:style style:name="P70" style:family="paragraph" style:parent-style-name="Table_20_Contents">
      <style:text-properties style:font-name="Liberation Sans" fo:language="zxx" fo:country="none" officeooo:rsid="008b6ad7" officeooo:paragraph-rsid="00232f09" style:language-asian="zxx" style:country-asian="none" style:language-complex="zxx" style:country-complex="none"/>
    </style:style>
    <style:style style:name="P71" style:family="paragraph" style:parent-style-name="Standard">
      <style:text-properties style:font-name="Liberation Sans" fo:language="zxx" fo:country="none" fo:font-weight="normal" officeooo:rsid="00152793" officeooo:paragraph-rsid="00232f09" style:language-asian="zxx" style:country-asian="none" style:font-weight-asian="normal" style:language-complex="zxx" style:country-complex="none" style:font-weight-complex="normal"/>
    </style:style>
    <style:style style:name="P72" style:family="paragraph" style:parent-style-name="Standard">
      <style:text-properties style:font-name="Liberation Sans" fo:language="zxx" fo:country="none" fo:font-weight="normal" officeooo:rsid="0029f8b9" officeooo:paragraph-rsid="00232f09" style:language-asian="zxx" style:country-asian="none" style:font-weight-asian="normal" style:language-complex="zxx" style:country-complex="none" style:font-weight-complex="normal"/>
    </style:style>
    <style:style style:name="P73" style:family="paragraph" style:parent-style-name="Standard">
      <style:text-properties style:font-name="Liberation Sans" fo:language="zxx" fo:country="none" fo:font-weight="normal" officeooo:rsid="002f6b23" officeooo:paragraph-rsid="00232f09" style:language-asian="zxx" style:country-asian="none" style:font-weight-asian="normal" style:language-complex="zxx" style:country-complex="none" style:font-weight-complex="normal"/>
    </style:style>
    <style:style style:name="P74" style:family="paragraph" style:parent-style-name="Table_20_Contents">
      <style:text-properties style:font-name="Liberation Sans" fo:language="zxx" fo:country="none" fo:font-weight="normal" officeooo:rsid="002f6b23" officeooo:paragraph-rsid="00232f09" style:language-asian="zxx" style:country-asian="none" style:font-weight-asian="normal" style:language-complex="zxx" style:country-complex="none" style:font-weight-complex="normal"/>
    </style:style>
    <style:style style:name="P75" style:family="paragraph" style:parent-style-name="Standard">
      <style:text-properties style:font-name="Liberation Sans" fo:language="zxx" fo:country="none" fo:font-weight="normal" officeooo:rsid="0059e6bf" officeooo:paragraph-rsid="00232f09" style:language-asian="zxx" style:country-asian="none" style:font-weight-asian="normal" style:language-complex="zxx" style:country-complex="none" style:font-weight-complex="normal"/>
    </style:style>
    <style:style style:name="P76" style:family="paragraph" style:parent-style-name="Standard">
      <style:text-properties style:font-name="Liberation Sans" fo:language="zxx" fo:country="none" fo:font-weight="normal" officeooo:rsid="004195be" officeooo:paragraph-rsid="00232f09" style:language-asian="zxx" style:country-asian="none" style:font-weight-asian="normal" style:language-complex="zxx" style:country-complex="none" style:font-weight-complex="normal"/>
    </style:style>
    <style:style style:name="P77" style:family="paragraph" style:parent-style-name="Standard">
      <style:text-properties style:font-name="Liberation Sans" fo:language="zxx" fo:country="none" fo:font-weight="normal" officeooo:rsid="0043f0dd" officeooo:paragraph-rsid="00232f09" style:language-asian="zxx" style:country-asian="none" style:font-weight-asian="normal" style:language-complex="zxx" style:country-complex="none" style:font-weight-complex="normal"/>
    </style:style>
    <style:style style:name="P78" style:family="paragraph" style:parent-style-name="Standard">
      <style:text-properties style:font-name="Liberation Sans" fo:language="zxx" fo:country="none" fo:font-weight="normal" officeooo:rsid="0045289d" officeooo:paragraph-rsid="00232f09" style:language-asian="zxx" style:country-asian="none" style:font-weight-asian="normal" style:language-complex="zxx" style:country-complex="none" style:font-weight-complex="normal"/>
    </style:style>
    <style:style style:name="P79" style:family="paragraph" style:parent-style-name="Standard">
      <style:text-properties style:font-name="Liberation Sans" fo:language="zxx" fo:country="none" fo:font-weight="normal" officeooo:rsid="00452920" officeooo:paragraph-rsid="00232f09" style:language-asian="zxx" style:country-asian="none" style:font-weight-asian="normal" style:language-complex="zxx" style:country-complex="none" style:font-weight-complex="normal"/>
    </style:style>
    <style:style style:name="P80" style:family="paragraph" style:parent-style-name="Standard">
      <style:text-properties style:font-name="Liberation Sans" fo:language="zxx" fo:country="none" fo:font-weight="normal" officeooo:rsid="0047905c" officeooo:paragraph-rsid="00232f09" style:language-asian="zxx" style:country-asian="none" style:font-weight-asian="normal" style:language-complex="zxx" style:country-complex="none" style:font-weight-complex="normal"/>
    </style:style>
    <style:style style:name="P81" style:family="paragraph" style:parent-style-name="Table_20_Contents">
      <style:text-properties style:font-name="Liberation Sans" fo:language="zxx" fo:country="none" fo:font-weight="normal" officeooo:rsid="00133f25" officeooo:paragraph-rsid="00232f09" style:language-asian="zxx" style:country-asian="none" style:font-weight-asian="normal" style:language-complex="zxx" style:country-complex="none" style:font-weight-complex="normal"/>
    </style:style>
    <style:style style:name="P82" style:family="paragraph" style:parent-style-name="Table_20_Contents">
      <style:text-properties style:font-name="Liberation Sans" fo:language="zxx" fo:country="none" fo:font-weight="normal" officeooo:rsid="00311dab" officeooo:paragraph-rsid="00232f09" style:language-asian="zxx" style:country-asian="none" style:font-weight-asian="normal" style:language-complex="zxx" style:country-complex="none" style:font-weight-complex="normal"/>
    </style:style>
    <style:style style:name="P83" style:family="paragraph" style:parent-style-name="Table_20_Contents">
      <style:text-properties style:font-name="Liberation Sans" fo:language="zxx" fo:country="none" fo:font-weight="normal" officeooo:rsid="0035c826" officeooo:paragraph-rsid="00232f09" style:language-asian="zxx" style:country-asian="none" style:font-weight-asian="normal" style:language-complex="zxx" style:country-complex="none" style:font-weight-complex="normal"/>
    </style:style>
    <style:style style:name="P84" style:family="paragraph" style:parent-style-name="Table_20_Contents">
      <style:text-properties style:font-name="Liberation Sans" fo:language="zxx" fo:country="none" fo:font-weight="normal" officeooo:rsid="003d3cb9" officeooo:paragraph-rsid="00232f09" style:language-asian="zxx" style:country-asian="none" style:font-weight-asian="normal" style:language-complex="zxx" style:country-complex="none" style:font-weight-complex="normal"/>
    </style:style>
    <style:style style:name="P85" style:family="paragraph" style:parent-style-name="Table_20_Contents">
      <style:text-properties style:font-name="Liberation Sans" fo:language="zxx" fo:country="none" fo:font-weight="normal" officeooo:rsid="003e22a5" officeooo:paragraph-rsid="00232f09" style:language-asian="zxx" style:country-asian="none" style:font-weight-asian="normal" style:language-complex="zxx" style:country-complex="none" style:font-weight-complex="normal"/>
    </style:style>
    <style:style style:name="P86" style:family="paragraph" style:parent-style-name="Table_20_Contents">
      <style:text-properties style:font-name="Liberation Sans" fo:language="zxx" fo:country="none" fo:font-weight="normal" officeooo:rsid="003ec7b5" officeooo:paragraph-rsid="00232f09" style:language-asian="zxx" style:country-asian="none" style:font-weight-asian="normal" style:language-complex="zxx" style:country-complex="none" style:font-weight-complex="normal"/>
    </style:style>
    <style:style style:name="P87" style:family="paragraph" style:parent-style-name="Table_20_Contents">
      <style:text-properties style:font-name="Liberation Sans" fo:language="zxx" fo:country="none" fo:font-weight="normal" officeooo:rsid="003fa75d" officeooo:paragraph-rsid="00232f09" style:language-asian="zxx" style:country-asian="none" style:font-weight-asian="normal" style:language-complex="zxx" style:country-complex="none" style:font-weight-complex="normal"/>
    </style:style>
    <style:style style:name="P88" style:family="paragraph" style:parent-style-name="Standard">
      <style:text-properties style:font-name="Liberation Sans" fo:language="zxx" fo:country="none" fo:font-style="italic" fo:font-weight="normal" officeooo:rsid="00534636" officeooo:paragraph-rsid="00232f09" style:language-asian="zxx" style:country-asian="none" style:font-style-asian="italic" style:font-weight-asian="normal" style:language-complex="zxx" style:country-complex="none" style:font-style-complex="italic" style:font-weight-complex="normal"/>
    </style:style>
    <style:style style:name="P89" style:family="paragraph" style:parent-style-name="Standard">
      <style:text-properties style:font-name="Liberation Sans" fo:language="zxx" fo:country="none" fo:font-style="normal" fo:font-weight="normal" officeooo:rsid="0054ed44" officeooo:paragraph-rsid="00232f09" style:language-asian="zxx" style:country-asian="none" style:font-style-asian="normal" style:font-weight-asian="normal" style:language-complex="zxx" style:country-complex="none" style:font-style-complex="normal" style:font-weight-complex="normal"/>
    </style:style>
    <style:style style:name="P90" style:family="paragraph" style:parent-style-name="Standard">
      <style:text-properties style:font-name="Liberation Sans" fo:language="zxx" fo:country="none" fo:font-style="normal" fo:font-weight="normal" officeooo:rsid="0064c285" officeooo:paragraph-rsid="00232f09" style:language-asian="zxx" style:country-asian="none" style:font-style-asian="normal" style:font-weight-asian="normal" style:language-complex="zxx" style:country-complex="none" style:font-style-complex="normal" style:font-weight-complex="normal"/>
    </style:style>
    <style:style style:name="P91" style:family="paragraph" style:parent-style-name="Standard">
      <style:text-properties style:font-name="Liberation Sans" fo:language="zxx" fo:country="none" fo:font-style="normal" fo:font-weight="normal" officeooo:rsid="006872ec" officeooo:paragraph-rsid="00232f09" style:language-asian="zxx" style:country-asian="none" style:font-style-asian="normal" style:font-weight-asian="normal" style:language-complex="zxx" style:country-complex="none" style:font-style-complex="normal" style:font-weight-complex="normal"/>
    </style:style>
    <style:style style:name="P92" style:family="paragraph" style:parent-style-name="Table_20_Contents">
      <style:text-properties style:font-name="Liberation Sans" fo:language="zxx" fo:country="none" fo:font-style="normal" fo:font-weight="normal" officeooo:rsid="0089c47e" officeooo:paragraph-rsid="00232f09" style:language-asian="zxx" style:country-asian="none" style:font-style-asian="normal" style:font-weight-asian="normal" style:language-complex="zxx" style:country-complex="none" style:font-style-complex="normal" style:font-weight-complex="normal"/>
    </style:style>
    <style:style style:name="P93" style:family="paragraph" style:parent-style-name="Standard">
      <style:text-properties style:font-name="Liberation Sans" fo:language="zxx" fo:country="none" fo:font-style="normal" fo:font-weight="bold" officeooo:rsid="0054ed44" officeooo:paragraph-rsid="00232f09" style:language-asian="zxx" style:country-asian="none" style:font-style-asian="normal" style:font-weight-asian="bold" style:language-complex="zxx" style:country-complex="none" style:font-style-complex="normal" style:font-weight-complex="bold"/>
    </style:style>
    <style:style style:name="P94" style:family="paragraph" style:parent-style-name="Table_20_Contents">
      <style:text-properties style:font-name="Liberation Sans" fo:language="zxx" fo:country="none" fo:font-style="normal" fo:font-weight="bold" officeooo:rsid="0089c47e" officeooo:paragraph-rsid="00232f09" style:language-asian="zxx" style:country-asian="none" style:font-style-asian="normal" style:font-weight-asian="bold" style:language-complex="zxx" style:country-complex="none" style:font-style-complex="normal" style:font-weight-complex="bold"/>
    </style:style>
    <style:style style:name="P95" style:family="paragraph" style:parent-style-name="Table_20_Contents">
      <style:text-properties style:font-name="Liberation Sans" fo:language="zxx" fo:country="none" fo:font-style="normal" officeooo:rsid="004ba5e3" officeooo:paragraph-rsid="00232f09" style:language-asian="zxx" style:country-asian="none" style:font-style-asian="normal" style:language-complex="zxx" style:country-complex="none" style:font-style-complex="normal"/>
    </style:style>
    <style:style style:name="P96" style:family="paragraph" style:parent-style-name="Standard">
      <style:text-properties style:font-name="Liberation Sans" fo:font-size="14pt" fo:language="zxx" fo:country="none" fo:font-style="italic" fo:font-weight="bold" officeooo:rsid="001760cb" officeooo:paragraph-rsid="001760cb" style:language-asian="zxx" style:country-asian="none" style:font-style-asian="italic" style:font-weight-asian="bold" style:language-complex="zxx" style:country-complex="none" style:font-style-complex="italic" style:font-weight-complex="bold"/>
    </style:style>
    <style:style style:name="P97" style:family="paragraph" style:parent-style-name="Standard">
      <style:text-properties style:font-name="Liberation Sans" fo:font-size="14pt" fo:language="zxx" fo:country="none" fo:font-style="italic" fo:font-weight="bold" officeooo:rsid="00184207" officeooo:paragraph-rsid="00184207" style:language-asian="zxx" style:country-asian="none" style:font-style-asian="italic" style:font-weight-asian="bold" style:language-complex="zxx" style:country-complex="none" style:font-style-complex="italic" style:font-weight-complex="bold"/>
    </style:style>
    <style:style style:name="P98" style:family="paragraph" style:parent-style-name="Standard">
      <style:text-properties style:font-name="Liberation Sans" fo:font-size="14pt" fo:language="zxx" fo:country="none" fo:font-style="italic" fo:font-weight="bold" officeooo:rsid="000833df" officeooo:paragraph-rsid="001fc2da" style:language-asian="zxx" style:country-asian="none" style:font-style-asian="italic" style:font-weight-asian="bold" style:language-complex="zxx" style:country-complex="none" style:font-style-complex="italic" style:font-weight-complex="bold"/>
    </style:style>
    <style:style style:name="P99" style:family="paragraph" style:parent-style-name="Standard">
      <style:text-properties style:font-name="Liberation Sans" fo:font-size="14pt" fo:language="zxx" fo:country="none" fo:font-style="italic" fo:font-weight="bold" officeooo:rsid="0054ed44" officeooo:paragraph-rsid="00232f09" style:language-asian="zxx" style:country-asian="none" style:font-style-asian="italic" style:font-weight-asian="bold" style:language-complex="zxx" style:country-complex="none" style:font-style-complex="italic" style:font-weight-complex="bold"/>
    </style:style>
    <style:style style:name="P100" style:family="paragraph" style:parent-style-name="Standard">
      <style:paragraph-properties fo:text-align="start" style:justify-single-word="false"/>
      <style:text-properties style:font-name="Liberation Sans" fo:font-size="14pt" fo:language="zxx" fo:country="none" fo:font-style="italic" fo:font-weight="bold" officeooo:rsid="001c23c7" officeooo:paragraph-rsid="001c23c7" style:font-size-asian="16pt" style:language-asian="zxx" style:country-asian="none" style:font-style-asian="italic" style:font-weight-asian="bold" style:font-size-complex="16pt" style:language-complex="zxx" style:country-complex="none" style:font-style-complex="italic" style:font-weight-complex="bold"/>
    </style:style>
    <style:style style:name="P101" style:family="paragraph" style:parent-style-name="Standard">
      <style:text-properties style:font-name="Liberation Sans" fo:font-size="12pt" fo:language="zxx" fo:country="none" fo:font-weight="bold" officeooo:rsid="001fe0a7" officeooo:paragraph-rsid="001c23c7" style:font-size-asian="14pt" style:language-asian="zxx" style:country-asian="none" style:font-weight-asian="bold" style:font-size-complex="14pt" style:language-complex="zxx" style:country-complex="none" style:font-weight-complex="bold"/>
    </style:style>
    <style:style style:name="P102" style:family="paragraph" style:parent-style-name="Table_20_Contents">
      <style:text-properties style:font-name="Liberation Sans" fo:font-size="12pt" fo:language="zxx" fo:country="none" fo:font-weight="bold" officeooo:rsid="0006181b" officeooo:paragraph-rsid="00232f09" style:font-size-asian="14pt" style:language-asian="zxx" style:country-asian="none" style:font-weight-asian="bold" style:font-size-complex="14pt" style:language-complex="zxx" style:country-complex="none" style:font-weight-complex="bold"/>
    </style:style>
    <style:style style:name="P103" style:family="paragraph" style:parent-style-name="Table_20_Contents">
      <style:text-properties style:font-name="Liberation Sans" fo:language="zxx" fo:country="none" fo:font-weight="normal" officeooo:rsid="0087fb84" officeooo:paragraph-rsid="00232f09" style:language-asian="zxx" style:country-asian="none" style:font-weight-asian="normal" style:language-complex="zxx" style:country-complex="none" style:font-weight-complex="normal"/>
    </style:style>
    <style:style style:name="P104" style:family="paragraph" style:parent-style-name="Standard" style:list-style-name="L1">
      <style:text-properties style:font-name="Liberation Sans" fo:language="zxx" fo:country="none" officeooo:rsid="00140cc9" officeooo:paragraph-rsid="001760cb" style:language-asian="zxx" style:country-asian="none" style:language-complex="zxx" style:country-complex="none"/>
    </style:style>
    <style:style style:name="P105" style:family="paragraph" style:parent-style-name="Standard" style:list-style-name="L2">
      <style:text-properties style:font-name="Liberation Sans" fo:language="zxx" fo:country="none" officeooo:rsid="00140cc9" officeooo:paragraph-rsid="001760cb" style:language-asian="zxx" style:country-asian="none" style:language-complex="zxx" style:country-complex="none"/>
    </style:style>
    <style:style style:name="P106" style:family="paragraph" style:parent-style-name="Standard" style:list-style-name="L3">
      <style:text-properties style:font-name="Liberation Sans" fo:language="zxx" fo:country="none" officeooo:rsid="00140cc9" officeooo:paragraph-rsid="001760cb" style:language-asian="zxx" style:country-asian="none" style:language-complex="zxx" style:country-complex="none"/>
    </style:style>
    <style:style style:name="P107" style:family="paragraph" style:parent-style-name="Standard" style:list-style-name="L4">
      <style:text-properties style:font-name="Liberation Sans" fo:language="zxx" fo:country="none" officeooo:rsid="00140cc9" officeooo:paragraph-rsid="001760cb" style:language-asian="zxx" style:country-asian="none" style:language-complex="zxx" style:country-complex="none"/>
    </style:style>
    <style:style style:name="P108" style:family="paragraph" style:parent-style-name="Standard" style:list-style-name="L5">
      <style:text-properties style:font-name="Liberation Sans" fo:language="zxx" fo:country="none" officeooo:rsid="00140cc9" officeooo:paragraph-rsid="00184207" style:language-asian="zxx" style:country-asian="none" style:language-complex="zxx" style:country-complex="none"/>
    </style:style>
    <style:style style:name="P109" style:family="paragraph" style:parent-style-name="Standard" style:list-style-name="L6">
      <style:text-properties style:font-name="Liberation Sans" fo:language="zxx" fo:country="none" officeooo:rsid="00140cc9" officeooo:paragraph-rsid="00184207" style:language-asian="zxx" style:country-asian="none" style:language-complex="zxx" style:country-complex="none"/>
    </style:style>
    <style:style style:name="P110" style:family="paragraph" style:parent-style-name="Standard" style:list-style-name="L7">
      <style:text-properties style:font-name="Liberation Sans" fo:language="zxx" fo:country="none" officeooo:rsid="00140cc9" officeooo:paragraph-rsid="00184207" style:language-asian="zxx" style:country-asian="none" style:language-complex="zxx" style:country-complex="none"/>
    </style:style>
    <style:style style:name="P111" style:family="paragraph" style:parent-style-name="Standard" style:list-style-name="L8">
      <style:text-properties style:font-name="Liberation Sans" fo:language="zxx" fo:country="none" officeooo:rsid="00140cc9" officeooo:paragraph-rsid="00184207" style:language-asian="zxx" style:country-asian="none" style:language-complex="zxx" style:country-complex="none"/>
    </style:style>
    <style:style style:name="P112" style:family="paragraph" style:parent-style-name="Standard" style:list-style-name="L10">
      <style:text-properties style:font-name="Liberation Sans" fo:language="zxx" fo:country="none" officeooo:rsid="00207da2" officeooo:paragraph-rsid="001c23c7" style:language-asian="zxx" style:country-asian="none" style:language-complex="zxx" style:country-complex="none"/>
    </style:style>
    <style:style style:name="P113" style:family="paragraph" style:parent-style-name="Standard" style:list-style-name="L10">
      <style:text-properties style:font-name="Liberation Sans" fo:language="zxx" fo:country="none" officeooo:rsid="00225945" officeooo:paragraph-rsid="001c23c7" style:language-asian="zxx" style:country-asian="none" style:language-complex="zxx" style:country-complex="none"/>
    </style:style>
    <style:style style:name="P114" style:family="paragraph" style:parent-style-name="Standard" style:list-style-name="L10">
      <style:text-properties style:font-name="Liberation Sans" fo:language="zxx" fo:country="none" officeooo:rsid="003303c1" officeooo:paragraph-rsid="001c23c7" style:language-asian="zxx" style:country-asian="none" style:language-complex="zxx" style:country-complex="none"/>
    </style:style>
    <style:style style:name="P115" style:family="paragraph" style:parent-style-name="Standard" style:list-style-name="L10">
      <style:text-properties style:font-name="Liberation Sans" fo:language="zxx" fo:country="none" officeooo:rsid="00230652" officeooo:paragraph-rsid="001c23c7" style:language-asian="zxx" style:country-asian="none" style:language-complex="zxx" style:country-complex="none"/>
    </style:style>
    <style:style style:name="P116" style:family="paragraph" style:parent-style-name="Standard" style:list-style-name="L10">
      <style:text-properties style:font-name="Liberation Sans" fo:language="zxx" fo:country="none" officeooo:rsid="002b1cae" officeooo:paragraph-rsid="001c23c7" style:language-asian="zxx" style:country-asian="none" style:language-complex="zxx" style:country-complex="none"/>
    </style:style>
    <style:style style:name="P117" style:family="paragraph" style:parent-style-name="Standard" style:list-style-name="L11">
      <style:text-properties style:font-name="Liberation Sans" fo:language="zxx" fo:country="none" officeooo:rsid="002a6c09" officeooo:paragraph-rsid="001c23c7" style:language-asian="zxx" style:country-asian="none" style:language-complex="zxx" style:country-complex="none"/>
    </style:style>
    <style:style style:name="P118" style:family="paragraph" style:parent-style-name="Standard" style:list-style-name="L11">
      <style:text-properties style:font-name="Liberation Sans" fo:language="zxx" fo:country="none" officeooo:rsid="003450d2" officeooo:paragraph-rsid="001c23c7" style:language-asian="zxx" style:country-asian="none" style:language-complex="zxx" style:country-complex="none"/>
    </style:style>
    <style:style style:name="P119" style:family="paragraph" style:parent-style-name="Standard" style:list-style-name="L11">
      <style:text-properties style:font-name="Liberation Sans" fo:language="zxx" fo:country="none" officeooo:rsid="002b8352" officeooo:paragraph-rsid="001c23c7" style:language-asian="zxx" style:country-asian="none" style:language-complex="zxx" style:country-complex="none"/>
    </style:style>
    <style:style style:name="P120" style:family="paragraph" style:parent-style-name="Standard" style:list-style-name="L11">
      <style:text-properties style:font-name="Liberation Sans" fo:language="zxx" fo:country="none" officeooo:rsid="002c2021" officeooo:paragraph-rsid="001c23c7" style:language-asian="zxx" style:country-asian="none" style:language-complex="zxx" style:country-complex="none"/>
    </style:style>
    <style:style style:name="P121" style:family="paragraph" style:parent-style-name="Standard" style:list-style-name="L11">
      <style:text-properties style:font-name="Liberation Sans" fo:language="zxx" fo:country="none" officeooo:rsid="002cc51b" officeooo:paragraph-rsid="001c23c7" style:language-asian="zxx" style:country-asian="none" style:language-complex="zxx" style:country-complex="none"/>
    </style:style>
    <style:style style:name="P122" style:family="paragraph" style:parent-style-name="Standard" style:list-style-name="L11">
      <style:text-properties style:font-name="Liberation Sans" fo:language="zxx" fo:country="none" officeooo:rsid="00359476" officeooo:paragraph-rsid="001c23c7" style:language-asian="zxx" style:country-asian="none" style:language-complex="zxx" style:country-complex="none"/>
    </style:style>
    <style:style style:name="P123" style:family="paragraph" style:parent-style-name="Standard" style:list-style-name="L15">
      <style:text-properties style:font-name="Liberation Sans" fo:language="zxx" fo:country="none" officeooo:paragraph-rsid="0023b4e2" style:language-asian="zxx" style:country-asian="none" style:language-complex="zxx" style:country-complex="none"/>
    </style:style>
    <style:style style:name="P124" style:family="paragraph" style:parent-style-name="Standard" style:list-style-name="L15">
      <style:text-properties style:font-name="Liberation Sans" fo:language="zxx" fo:country="none" officeooo:paragraph-rsid="00372ae4" style:language-asian="zxx" style:country-asian="none" style:language-complex="zxx" style:country-complex="none"/>
    </style:style>
    <style:style style:name="P125" style:family="paragraph" style:parent-style-name="Standard">
      <style:text-properties style:font-name="Liberation Sans" fo:language="zxx" fo:country="none" officeooo:paragraph-rsid="0023b4e2" style:language-asian="zxx" style:country-asian="none" style:language-complex="zxx" style:country-complex="none"/>
    </style:style>
    <style:style style:name="P126" style:family="paragraph" style:parent-style-name="Standard">
      <style:paragraph-properties fo:text-align="start" style:justify-single-word="false"/>
      <style:text-properties style:font-name="Liberation Sans" fo:language="zxx" fo:country="none" officeooo:paragraph-rsid="0023b4e2" style:language-asian="zxx" style:country-asian="none" style:language-complex="zxx" style:country-complex="none"/>
    </style:style>
    <style:style style:name="P127" style:family="paragraph" style:parent-style-name="Standard" style:list-style-name="L15">
      <style:text-properties style:font-name="Liberation Sans" fo:language="zxx" fo:country="none" officeooo:rsid="003118b3" officeooo:paragraph-rsid="003118b3" style:language-asian="zxx" style:country-asian="none" style:language-complex="zxx" style:country-complex="none"/>
    </style:style>
    <style:style style:name="P128" style:family="paragraph" style:parent-style-name="Standard" style:list-style-name="L15">
      <style:text-properties style:font-name="Liberation Sans" fo:language="zxx" fo:country="none" officeooo:rsid="0032e582" officeooo:paragraph-rsid="0032e582" style:language-asian="zxx" style:country-asian="none" style:language-complex="zxx" style:country-complex="none"/>
    </style:style>
    <style:style style:name="P129" style:family="paragraph" style:parent-style-name="Standard" style:list-style-name="L15">
      <style:text-properties style:font-name="Liberation Sans" fo:language="zxx" fo:country="none" officeooo:rsid="0034c3c7" officeooo:paragraph-rsid="0034c3c7" style:language-asian="zxx" style:country-asian="none" style:language-complex="zxx" style:country-complex="none"/>
    </style:style>
    <style:style style:name="P130" style:family="paragraph" style:parent-style-name="Standard" style:list-style-name="L15">
      <style:text-properties style:font-name="Liberation Sans" fo:language="zxx" fo:country="none" officeooo:rsid="003552bf" officeooo:paragraph-rsid="003552bf" style:language-asian="zxx" style:country-asian="none" style:language-complex="zxx" style:country-complex="none"/>
    </style:style>
    <style:style style:name="P131" style:family="paragraph" style:parent-style-name="Standard" style:list-style-name="L15">
      <style:text-properties style:font-name="Liberation Sans" fo:language="zxx" fo:country="none" officeooo:rsid="00364e82" officeooo:paragraph-rsid="00364e82" style:language-asian="zxx" style:country-asian="none" style:language-complex="zxx" style:country-complex="none"/>
    </style:style>
    <style:style style:name="P132" style:family="paragraph" style:parent-style-name="Standard" style:list-style-name="L15">
      <style:text-properties style:font-name="Liberation Sans" fo:language="zxx" fo:country="none" officeooo:rsid="00366fe9" officeooo:paragraph-rsid="00366fe9" style:language-asian="zxx" style:country-asian="none" style:language-complex="zxx" style:country-complex="none"/>
    </style:style>
    <style:style style:name="P133" style:family="paragraph" style:parent-style-name="Standard" style:list-style-name="L15">
      <style:text-properties style:font-name="Liberation Sans" fo:language="zxx" fo:country="none" officeooo:rsid="0039e936" officeooo:paragraph-rsid="0039e936" style:language-asian="zxx" style:country-asian="none" style:language-complex="zxx" style:country-complex="none"/>
    </style:style>
    <style:style style:name="P134" style:family="paragraph" style:parent-style-name="Standard" style:list-style-name="L12">
      <style:text-properties style:font-name="Liberation Sans" fo:language="zxx" fo:country="none" fo:font-style="normal" fo:font-weight="normal" officeooo:rsid="0064c285" officeooo:paragraph-rsid="00232f09" style:language-asian="zxx" style:country-asian="none" style:font-style-asian="normal" style:font-weight-asian="normal" style:language-complex="zxx" style:country-complex="none" style:font-style-complex="normal" style:font-weight-complex="normal"/>
    </style:style>
    <style:style style:name="P135" style:family="paragraph" style:parent-style-name="Standard" style:list-style-name="L13">
      <style:text-properties style:font-name="Liberation Sans" fo:language="zxx" fo:country="none" fo:font-style="normal" fo:font-weight="normal" officeooo:rsid="0054ed44" officeooo:paragraph-rsid="00232f09" style:language-asian="zxx" style:country-asian="none" style:font-style-asian="normal" style:font-weight-asian="normal" style:language-complex="zxx" style:country-complex="none" style:font-style-complex="normal" style:font-weight-complex="normal"/>
    </style:style>
    <style:style style:name="P136" style:family="paragraph" style:parent-style-name="Standard" style:list-style-name="L15">
      <style:text-properties style:font-name="Liberation Sans" fo:language="zxx" fo:country="none" fo:font-style="normal" fo:font-weight="normal" officeooo:rsid="006872ec" officeooo:paragraph-rsid="0023b4e2" style:language-asian="zxx" style:country-asian="none" style:font-style-asian="normal" style:font-weight-asian="normal" style:language-complex="zxx" style:country-complex="none" style:font-style-complex="normal" style:font-weight-complex="normal"/>
    </style:style>
    <style:style style:name="P137" style:family="paragraph" style:parent-style-name="Standard" style:list-style-name="L12">
      <style:text-properties style:font-name="Liberation Sans" fo:language="zxx" fo:country="none" fo:font-style="normal" fo:font-weight="normal" officeooo:rsid="002d88f1" officeooo:paragraph-rsid="002d88f1" style:language-asian="zxx" style:country-asian="none" style:font-style-asian="normal" style:font-weight-asian="normal" style:language-complex="zxx" style:country-complex="none" style:font-style-complex="normal" style:font-weight-complex="normal"/>
    </style:style>
    <style:style style:name="P138" style:family="paragraph" style:parent-style-name="Standard" style:list-style-name="L13">
      <style:text-properties style:font-name="Liberation Sans" fo:language="zxx" fo:country="none" fo:font-style="normal" fo:font-weight="normal" officeooo:rsid="002edae1" officeooo:paragraph-rsid="002edae1" style:language-asian="zxx" style:country-asian="none" style:font-style-asian="normal" style:font-weight-asian="normal" style:language-complex="zxx" style:country-complex="none" style:font-style-complex="normal" style:font-weight-complex="normal"/>
    </style:style>
    <style:style style:name="P139" style:family="paragraph" style:parent-style-name="Standard" style:list-style-name="L14">
      <style:text-properties style:font-name="Liberation Sans" fo:language="zxx" fo:country="none" fo:font-style="normal" fo:font-weight="normal" officeooo:rsid="0032e582" officeooo:paragraph-rsid="0032e582" style:language-asian="zxx" style:country-asian="none" style:font-style-asian="normal" style:font-weight-asian="normal" style:language-complex="zxx" style:country-complex="none" style:font-style-complex="normal" style:font-weight-complex="normal"/>
    </style:style>
    <style:style style:name="P140" style:family="paragraph" style:parent-style-name="Standard" style:list-style-name="L14">
      <style:text-properties style:font-name="Liberation Sans" fo:language="zxx" fo:country="none" fo:font-style="normal" fo:font-weight="normal" officeooo:rsid="003552bf" officeooo:paragraph-rsid="003552bf" style:language-asian="zxx" style:country-asian="none" style:font-style-asian="normal" style:font-weight-asian="normal" style:language-complex="zxx" style:country-complex="none" style:font-style-complex="normal" style:font-weight-complex="normal"/>
    </style:style>
    <style:style style:name="P141" style:family="paragraph" style:parent-style-name="Standard" style:list-style-name="L14">
      <style:text-properties style:font-name="Liberation Sans" fo:language="zxx" fo:country="none" fo:font-style="normal" fo:font-weight="normal" officeooo:rsid="00364e82" officeooo:paragraph-rsid="00364e82" style:language-asian="zxx" style:country-asian="none" style:font-style-asian="normal" style:font-weight-asian="normal" style:language-complex="zxx" style:country-complex="none" style:font-style-complex="normal" style:font-weight-complex="normal"/>
    </style:style>
    <style:style style:name="P142" style:family="paragraph" style:parent-style-name="Standard" style:list-style-name="L13">
      <style:text-properties style:font-name="Liberation Sans" fo:language="zxx" fo:country="none" fo:font-style="normal" fo:font-weight="normal" officeooo:rsid="00391a4d" officeooo:paragraph-rsid="00391a4d" style:language-asian="zxx" style:country-asian="none" style:font-style-asian="normal" style:font-weight-asian="normal" style:language-complex="zxx" style:country-complex="none" style:font-style-complex="normal" style:font-weight-complex="normal"/>
    </style:style>
    <style:style style:name="P143" style:family="paragraph" style:parent-style-name="Standard" style:list-style-name="L9">
      <style:text-properties style:font-name="Liberation Sans" officeooo:paragraph-rsid="001d6db3"/>
    </style:style>
    <style:style style:name="P144" style:family="paragraph" style:parent-style-name="Standard">
      <style:paragraph-properties fo:text-align="start" style:justify-single-word="false"/>
      <style:text-properties style:font-name="Liberation Sans" fo:font-size="14pt" fo:language="zxx" fo:country="none" fo:font-style="italic" fo:font-weight="bold" officeooo:rsid="0005d215" officeooo:paragraph-rsid="00232f09" style:font-size-asian="16pt" style:language-asian="zxx" style:country-asian="none" style:font-style-asian="italic" style:font-weight-asian="bold" style:font-size-complex="16pt" style:language-complex="zxx" style:country-complex="none" style:font-style-complex="italic" style:font-weight-complex="bold"/>
    </style:style>
    <style:style style:name="P145" style:family="paragraph" style:parent-style-name="Standard">
      <style:text-properties style:font-name="Liberation Sans" fo:font-size="12pt" fo:language="zxx" fo:country="none" fo:font-weight="bold" officeooo:rsid="00072c92" officeooo:paragraph-rsid="00232f09" style:font-size-asian="14pt" style:language-asian="zxx" style:country-asian="none" style:font-weight-asian="bold" style:font-size-complex="14pt" style:language-complex="zxx" style:country-complex="none" style:font-weight-complex="bold"/>
    </style:style>
    <style:style style:name="T1" style:family="text">
      <style:text-properties officeooo:rsid="00140cc9"/>
    </style:style>
    <style:style style:name="T2" style:family="text">
      <style:text-properties fo:font-weight="bold" style:font-weight-asian="bold" style:font-weight-complex="bold"/>
    </style:style>
    <style:style style:name="T3" style:family="text">
      <style:text-properties fo:font-weight="bold" officeooo:rsid="0024a1ee" style:font-weight-asian="bold" style:font-weight-complex="bold"/>
    </style:style>
    <style:style style:name="T4" style:family="text">
      <style:text-properties fo:font-weight="bold" officeooo:rsid="002083f0" style:font-weight-asian="bold" style:font-weight-complex="bold"/>
    </style:style>
    <style:style style:name="T5" style:family="text">
      <style:text-properties fo:font-weight="bold" officeooo:rsid="0023bdca" style:font-weight-asian="bold" style:font-weight-complex="bold"/>
    </style:style>
    <style:style style:name="T6" style:family="text">
      <style:text-properties fo:font-weight="bold" officeooo:rsid="007823ee" style:font-weight-asian="bold" style:font-weight-complex="bold"/>
    </style:style>
    <style:style style:name="T7" style:family="text">
      <style:text-properties fo:font-weight="bold" officeooo:rsid="0057a22c" style:font-weight-asian="bold" style:font-weight-complex="bold"/>
    </style:style>
    <style:style style:name="T8" style:family="text">
      <style:text-properties officeooo:rsid="0016f2ab"/>
    </style:style>
    <style:style style:name="T9" style:family="text">
      <style:text-properties fo:font-style="normal" style:font-style-asian="normal" style:font-style-complex="normal"/>
    </style:style>
    <style:style style:name="T10" style:family="text">
      <style:text-properties fo:font-style="normal" style:text-underline-style="solid" style:text-underline-width="auto" style:text-underline-color="font-color" fo:font-weight="bold" officeooo:rsid="0030abde" style:font-style-asian="normal" style:font-weight-asian="bold" style:font-style-complex="normal" style:font-weight-complex="bold"/>
    </style:style>
    <style:style style:name="T11" style:family="text">
      <style:text-properties fo:font-style="normal" style:text-underline-style="solid" style:text-underline-width="auto" style:text-underline-color="font-color" fo:font-weight="bold" officeooo:rsid="002574c1" style:font-style-asian="normal" style:font-weight-asian="bold" style:font-style-complex="normal" style:font-weight-complex="bold"/>
    </style:style>
    <style:style style:name="T12" style:family="text">
      <style:text-properties officeooo:rsid="0018d92f"/>
    </style:style>
    <style:style style:name="T13" style:family="text">
      <style:text-properties officeooo:rsid="0037d66e"/>
    </style:style>
    <style:style style:name="T14" style:family="text">
      <style:text-properties officeooo:rsid="002574c1"/>
    </style:style>
    <style:style style:name="T15" style:family="text">
      <style:text-properties officeooo:rsid="0029ab65"/>
    </style:style>
    <style:style style:name="T16" style:family="text">
      <style:text-properties officeooo:rsid="0024a1ee"/>
    </style:style>
    <style:style style:name="T17" style:family="text">
      <style:text-properties officeooo:rsid="00326c1b"/>
    </style:style>
    <style:style style:name="T18" style:family="text">
      <style:text-properties officeooo:rsid="0033e73a"/>
    </style:style>
    <style:style style:name="T19" style:family="text">
      <style:text-properties officeooo:rsid="00253fda"/>
    </style:style>
    <style:style style:name="T20" style:family="text">
      <style:text-properties officeooo:rsid="002d0623"/>
    </style:style>
    <style:style style:name="T21" style:family="text">
      <style:text-properties officeooo:rsid="00256a0d"/>
    </style:style>
    <style:style style:name="T22" style:family="text">
      <style:text-properties officeooo:rsid="0025743f"/>
    </style:style>
    <style:style style:name="T23" style:family="text">
      <style:text-properties officeooo:rsid="00278a2d"/>
    </style:style>
    <style:style style:name="T24" style:family="text">
      <style:text-properties officeooo:rsid="00359476"/>
    </style:style>
    <style:style style:name="T25" style:family="text">
      <style:text-properties officeooo:rsid="002c2021"/>
    </style:style>
    <style:style style:name="T26" style:family="text">
      <style:text-properties officeooo:rsid="003756d3"/>
    </style:style>
    <style:style style:name="T27" style:family="text">
      <style:text-properties officeooo:rsid="003894ee"/>
    </style:style>
    <style:style style:name="T28" style:family="text">
      <style:text-properties officeooo:rsid="001c23c7"/>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fo:font-weight="bold" officeooo:rsid="0024a1ee" style:font-weight-asian="bold" style:font-weight-complex="bold"/>
    </style:style>
    <style:style style:name="T31" style:family="text">
      <style:text-properties style:text-underline-style="solid" style:text-underline-width="auto" style:text-underline-color="font-color" fo:font-weight="bold" officeooo:rsid="002083f0" style:font-weight-asian="bold" style:font-weight-complex="bold"/>
    </style:style>
    <style:style style:name="T32" style:family="text">
      <style:text-properties style:text-underline-style="solid" style:text-underline-width="auto" style:text-underline-color="font-color" fo:font-weight="bold" officeooo:rsid="00253fda" style:font-weight-asian="bold" style:font-weight-complex="bold"/>
    </style:style>
    <style:style style:name="T33" style:family="text">
      <style:text-properties style:text-underline-style="solid" style:text-underline-width="auto" style:text-underline-color="font-color" fo:font-weight="bold" officeooo:rsid="0023bdca" style:font-weight-asian="bold" style:font-weight-complex="bold"/>
    </style:style>
    <style:style style:name="T34" style:family="text">
      <style:text-properties style:text-underline-style="solid" style:text-underline-width="auto" style:text-underline-color="font-color" fo:font-weight="bold" officeooo:rsid="0025743f"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33f25" style:font-weight-asian="normal" style:font-weight-complex="normal"/>
    </style:style>
    <style:style style:name="T37" style:family="text">
      <style:text-properties fo:font-weight="normal" officeooo:rsid="00343312" style:font-weight-asian="normal" style:font-weight-complex="normal"/>
    </style:style>
    <style:style style:name="T38" style:family="text">
      <style:text-properties fo:font-weight="normal" officeooo:rsid="0032782c" style:font-weight-asian="normal" style:font-weight-complex="normal"/>
    </style:style>
    <style:style style:name="T39" style:family="text">
      <style:text-properties fo:font-weight="normal" officeooo:rsid="00152793" style:font-weight-asian="normal" style:font-weight-complex="normal"/>
    </style:style>
    <style:style style:name="T40" style:family="text">
      <style:text-properties fo:font-weight="normal" officeooo:rsid="002f2bff" style:font-weight-asian="normal" style:font-weight-complex="normal"/>
    </style:style>
    <style:style style:name="T41" style:family="text">
      <style:text-properties fo:font-weight="normal" officeooo:rsid="0029f8b9" style:font-weight-asian="normal" style:font-weight-complex="normal"/>
    </style:style>
    <style:style style:name="T42" style:family="text">
      <style:text-properties fo:font-weight="normal" officeooo:rsid="0034fba2" style:font-weight-asian="normal" style:font-weight-complex="normal"/>
    </style:style>
    <style:style style:name="T43" style:family="text">
      <style:text-properties fo:font-weight="normal" officeooo:rsid="00366427" style:font-weight-asian="normal" style:font-weight-complex="normal"/>
    </style:style>
    <style:style style:name="T44" style:family="text">
      <style:text-properties fo:font-weight="normal" officeooo:rsid="002bc07d" style:font-weight-asian="normal" style:font-weight-complex="normal"/>
    </style:style>
    <style:style style:name="T45" style:family="text">
      <style:text-properties fo:font-weight="normal" officeooo:rsid="007a44d0" style:font-weight-asian="normal" style:font-weight-complex="normal"/>
    </style:style>
    <style:style style:name="T46" style:family="text">
      <style:text-properties fo:font-weight="normal" officeooo:rsid="00373e7c" style:font-weight-asian="normal" style:font-weight-complex="normal"/>
    </style:style>
    <style:style style:name="T47" style:family="text">
      <style:text-properties fo:font-weight="normal" officeooo:rsid="007b0683" style:font-weight-asian="normal" style:font-weight-complex="normal"/>
    </style:style>
    <style:style style:name="T48" style:family="text">
      <style:text-properties fo:font-weight="normal" officeooo:rsid="007907ce" style:font-weight-asian="normal" style:font-weight-complex="normal"/>
    </style:style>
    <style:style style:name="T49" style:family="text">
      <style:text-properties fo:font-weight="normal" officeooo:rsid="002f6b23" style:font-weight-asian="normal" style:font-weight-complex="normal"/>
    </style:style>
    <style:style style:name="T50" style:family="text">
      <style:text-properties fo:font-weight="normal" officeooo:rsid="00311dab" style:font-weight-asian="normal" style:font-weight-complex="normal"/>
    </style:style>
    <style:style style:name="T51" style:family="text">
      <style:text-properties fo:font-weight="normal" officeooo:rsid="0035c826" style:font-weight-asian="normal" style:font-weight-complex="normal"/>
    </style:style>
    <style:style style:name="T52" style:family="text">
      <style:text-properties fo:font-weight="normal" officeooo:rsid="003bef13" style:font-weight-asian="normal" style:font-weight-complex="normal"/>
    </style:style>
    <style:style style:name="T53" style:family="text">
      <style:text-properties fo:font-weight="normal" officeooo:rsid="003d3cb9" style:font-weight-asian="normal" style:font-weight-complex="normal"/>
    </style:style>
    <style:style style:name="T54" style:family="text">
      <style:text-properties fo:font-weight="normal" officeooo:rsid="007f8d05" style:font-weight-asian="normal" style:font-weight-complex="normal"/>
    </style:style>
    <style:style style:name="T55" style:family="text">
      <style:text-properties fo:font-weight="normal" officeooo:rsid="003e22a5" style:font-weight-asian="normal" style:font-weight-complex="normal"/>
    </style:style>
    <style:style style:name="T56" style:family="text">
      <style:text-properties fo:font-weight="normal" officeooo:rsid="003ec7b5" style:font-weight-asian="normal" style:font-weight-complex="normal"/>
    </style:style>
    <style:style style:name="T57" style:family="text">
      <style:text-properties fo:font-weight="normal" officeooo:rsid="003fa75d" style:font-weight-asian="normal" style:font-weight-complex="normal"/>
    </style:style>
    <style:style style:name="T58" style:family="text">
      <style:text-properties fo:font-weight="normal" officeooo:rsid="00820f3e" style:font-weight-asian="normal" style:font-weight-complex="normal"/>
    </style:style>
    <style:style style:name="T59" style:family="text">
      <style:text-properties fo:font-weight="normal" officeooo:rsid="00819997" style:font-weight-asian="normal" style:font-weight-complex="normal"/>
    </style:style>
    <style:style style:name="T60" style:family="text">
      <style:text-properties fo:font-weight="normal" officeooo:rsid="004195be" style:font-weight-asian="normal" style:font-weight-complex="normal"/>
    </style:style>
    <style:style style:name="T61" style:family="text">
      <style:text-properties fo:font-weight="normal" officeooo:rsid="00494486" style:font-weight-asian="normal" style:font-weight-complex="normal"/>
    </style:style>
    <style:style style:name="T62" style:family="text">
      <style:text-properties fo:font-weight="normal" officeooo:rsid="00826644" style:font-weight-asian="normal" style:font-weight-complex="normal"/>
    </style:style>
    <style:style style:name="T63" style:family="text">
      <style:text-properties fo:font-weight="normal" officeooo:rsid="0041f6d0" style:font-weight-asian="normal" style:font-weight-complex="normal"/>
    </style:style>
    <style:style style:name="T64" style:family="text">
      <style:text-properties fo:font-weight="normal" officeooo:rsid="0043f0dd" style:font-weight-asian="normal" style:font-weight-complex="normal"/>
    </style:style>
    <style:style style:name="T65" style:family="text">
      <style:text-properties fo:font-weight="normal" officeooo:rsid="008392f2" style:font-weight-asian="normal" style:font-weight-complex="normal"/>
    </style:style>
    <style:style style:name="T66" style:family="text">
      <style:text-properties fo:font-weight="normal" officeooo:rsid="00442605" style:font-weight-asian="normal" style:font-weight-complex="normal"/>
    </style:style>
    <style:style style:name="T67" style:family="text">
      <style:text-properties fo:font-weight="normal" officeooo:rsid="0045289d" style:font-weight-asian="normal" style:font-weight-complex="normal"/>
    </style:style>
    <style:style style:name="T68" style:family="text">
      <style:text-properties fo:font-weight="normal" officeooo:rsid="00452920" style:font-weight-asian="normal" style:font-weight-complex="normal"/>
    </style:style>
    <style:style style:name="T69" style:family="text">
      <style:text-properties fo:font-weight="normal" officeooo:rsid="0025743f" style:font-weight-asian="normal" style:font-weight-complex="normal"/>
    </style:style>
    <style:style style:name="T70" style:family="text">
      <style:text-properties fo:font-weight="normal" officeooo:rsid="0047905c" style:font-weight-asian="normal" style:font-weight-complex="normal"/>
    </style:style>
    <style:style style:name="T71" style:family="text">
      <style:text-properties fo:font-weight="normal" officeooo:rsid="0087fb84" style:font-weight-asian="normal" style:font-weight-complex="normal"/>
    </style:style>
    <style:style style:name="T72" style:family="text">
      <style:text-properties fo:font-weight="normal" officeooo:rsid="003552bf" style:font-weight-asian="normal" style:font-weight-complex="normal"/>
    </style:style>
    <style:style style:name="T73" style:family="text">
      <style:text-properties fo:font-size="12pt" fo:font-weight="bold" style:font-size-asian="14pt" style:font-weight-asian="bold" style:font-size-complex="14pt" style:font-weight-complex="bold"/>
    </style:style>
    <style:style style:name="T74" style:family="text">
      <style:text-properties fo:font-size="12pt" fo:font-weight="bold" officeooo:rsid="001d9fcf" style:font-size-asian="14pt" style:font-weight-asian="bold" style:font-size-complex="14pt" style:font-weight-complex="bold"/>
    </style:style>
    <style:style style:name="T75" style:family="text">
      <style:text-properties officeooo:rsid="000f7677"/>
    </style:style>
    <style:style style:name="T76" style:family="text">
      <style:text-properties officeooo:rsid="00177a4c"/>
    </style:style>
    <style:style style:name="T77" style:family="text">
      <style:text-properties officeooo:rsid="001d255c"/>
    </style:style>
    <style:style style:name="T78" style:family="text">
      <style:text-properties officeooo:rsid="0060f379"/>
    </style:style>
    <style:style style:name="T79" style:family="text">
      <style:text-properties officeooo:rsid="001e2731"/>
    </style:style>
    <style:style style:name="T80" style:family="text">
      <style:text-properties officeooo:rsid="007823ee"/>
    </style:style>
    <style:style style:name="T81" style:family="text">
      <style:text-properties officeooo:rsid="006084b6"/>
    </style:style>
    <style:style style:name="T82" style:family="text">
      <style:text-properties officeooo:rsid="00133f25"/>
    </style:style>
    <style:style style:name="T83" style:family="text">
      <style:text-properties officeooo:rsid="006b1aa3"/>
    </style:style>
    <style:style style:name="T84" style:family="text">
      <style:text-properties officeooo:rsid="002f2bff"/>
    </style:style>
    <style:style style:name="T85" style:family="text">
      <style:text-properties officeooo:rsid="0077e23f"/>
    </style:style>
    <style:style style:name="T86" style:family="text">
      <style:text-properties officeooo:rsid="00558947"/>
    </style:style>
    <style:style style:name="T87" style:family="text">
      <style:text-properties officeooo:rsid="006cc686"/>
    </style:style>
    <style:style style:name="T88" style:family="text">
      <style:text-properties officeooo:rsid="0029f8b9"/>
    </style:style>
    <style:style style:name="T89" style:family="text">
      <style:text-properties officeooo:rsid="007c31c0"/>
    </style:style>
    <style:style style:name="T90" style:family="text">
      <style:text-properties officeooo:rsid="001f016e"/>
    </style:style>
    <style:style style:name="T91" style:family="text">
      <style:text-properties officeooo:rsid="006a40bc"/>
    </style:style>
    <style:style style:name="T92" style:family="text">
      <style:text-properties officeooo:rsid="008392f2"/>
    </style:style>
    <style:style style:name="T93" style:family="text">
      <style:text-properties officeooo:rsid="007dccdb"/>
    </style:style>
    <style:style style:name="T94" style:family="text">
      <style:text-properties fo:color="#ff0000" loext:opacity="100%" fo:font-weight="bold" style:font-weight-asian="bold" style:font-weight-complex="bold"/>
    </style:style>
    <style:style style:name="T95" style:family="text">
      <style:text-properties fo:color="#ff0000" loext:opacity="100%" fo:font-weight="bold" officeooo:rsid="007f8d05" style:font-weight-asian="bold" style:font-weight-complex="bold"/>
    </style:style>
    <style:style style:name="T96" style:family="text">
      <style:text-properties officeooo:rsid="003a57d6"/>
    </style:style>
    <style:style style:name="T97" style:family="text">
      <style:text-properties officeooo:rsid="00806327"/>
    </style:style>
    <style:style style:name="T98" style:family="text">
      <style:text-properties officeooo:rsid="00820f3e"/>
    </style:style>
    <style:style style:name="T99" style:family="text">
      <style:text-properties officeooo:rsid="00826644"/>
    </style:style>
    <style:style style:name="T100" style:family="text">
      <style:text-properties officeooo:rsid="004b28da"/>
    </style:style>
    <style:style style:name="T101" style:family="text">
      <style:text-properties officeooo:rsid="00452931"/>
    </style:style>
    <style:style style:name="T102" style:family="text">
      <style:text-properties officeooo:rsid="0084a870"/>
    </style:style>
    <style:style style:name="T103" style:family="text">
      <style:text-properties officeooo:rsid="00864fd0"/>
    </style:style>
    <style:style style:name="T104" style:family="text">
      <style:text-properties officeooo:rsid="0089c47e"/>
    </style:style>
    <style:style style:name="T105" style:family="text">
      <style:text-properties officeooo:rsid="0057a22c"/>
    </style:style>
    <style:style style:name="T106" style:family="text">
      <style:text-properties officeooo:rsid="0058a79f"/>
    </style:style>
    <style:style style:name="T107" style:family="text">
      <style:text-properties officeooo:rsid="005211f4"/>
    </style:style>
    <style:style style:name="T108" style:family="text">
      <style:text-properties officeooo:rsid="008aab80"/>
    </style:style>
    <style:style style:name="T109" style:family="text">
      <style:text-properties officeooo:rsid="007003d4"/>
    </style:style>
    <style:style style:name="T110" style:family="text">
      <style:text-properties officeooo:rsid="00680ca7"/>
    </style:style>
    <style:style style:name="T111" style:family="text">
      <style:text-properties officeooo:rsid="007378e1"/>
    </style:style>
    <style:style style:name="T112" style:family="text">
      <style:text-properties officeooo:rsid="008fb895"/>
    </style:style>
    <style:style style:name="T113" style:family="text">
      <style:text-properties fo:language="zxx" fo:country="none" officeooo:rsid="00207bab" style:language-asian="zxx" style:country-asian="none" style:language-complex="zxx" style:country-complex="none"/>
    </style:style>
    <style:style style:name="T114" style:family="text">
      <style:text-properties fo:language="zxx" fo:country="none" officeooo:rsid="0037d66e" style:language-asian="zxx" style:country-asian="none" style:language-complex="zxx" style:country-complex="none"/>
    </style:style>
    <style:style style:name="T115" style:family="text">
      <style:text-properties fo:language="zxx" fo:country="none" style:text-underline-style="solid" style:text-underline-width="auto" style:text-underline-color="font-color" fo:font-weight="bold" officeooo:rsid="00207bab" style:language-asian="zxx" style:country-asian="none" style:font-weight-asian="bold" style:language-complex="zxx" style:country-complex="none" style:font-weight-complex="bold"/>
    </style:style>
    <style:style style:name="T116" style:family="text">
      <style:text-properties fo:font-size="14pt" fo:font-style="italic" fo:font-weight="bold" style:font-style-asian="italic" style:font-weight-asian="bold" style:font-style-complex="italic" style:font-weight-complex="bold"/>
    </style:style>
    <style:style style:name="T117" style:family="text">
      <style:text-properties fo:font-size="14pt" fo:font-style="italic" fo:font-weight="bold" officeooo:rsid="000036f0" style:font-style-asian="italic" style:font-weight-asian="bold" style:font-style-complex="italic" style:font-weight-complex="bold"/>
    </style:style>
    <style:style style:name="T118" style:family="text">
      <style:text-properties officeooo:rsid="002dd9bc"/>
    </style:style>
    <style:style style:name="T119" style:family="text">
      <style:text-properties officeooo:rsid="002edae1"/>
    </style:style>
    <style:style style:name="T120" style:family="text">
      <style:text-properties officeooo:rsid="0030415c"/>
    </style:style>
    <style:style style:name="T121" style:family="text">
      <style:text-properties officeooo:rsid="003552bf"/>
    </style:style>
    <style:style style:name="T122" style:family="text">
      <style:text-properties officeooo:rsid="00372ae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zione della prima parte del progetto di D'Antuono Pietro e Ruocco Giovanni</text:p>
      <text:p text:style-name="P2"/>
      <text:p text:style-name="P96">Introduzione:</text:p>
      <text:p text:style-name="P24">L'applicazione richiesta deve gestire un campionato mondiale di automobili, caratterizzando ogni aspetto relativo quest'ultimo e ai circuiti, alle gare e alle scuderie che vi prendono parte.</text:p>
      <text:p text:style-name="P24">Un'applicazione di questo tipo caratterizza non<text:span text:style-name="T1"> solo le categorie di piloti che formano l’equipaggio ma anche le vetture e le componenti di cui sono dotate.</text:span></text:p>
      <text:p text:style-name="P24">Una vettura che partecipa <text:span text:style-name="T1">ad una gara conseguirà dei punti a seconda della sua posizione ricoperta al termine della stessa, </text:span>dunque sarà necessario <text:span text:style-name="T1">memorizzare i risultati conseguiti da ciascuna vettura nel corso delle gare di una stagione.</text:span></text:p>
      <text:p text:style-name="P25">I piloti possono essere membri dell’equipaggio e finanziatori della scuderia stessa. Quest’ultima si dota di autovetture, le quali sono assemblate a partire da diversi componenti, prodotti da costruttori diversi.</text:p>
      <text:p text:style-name="P25"/>
      <text:p text:style-name="P3">A. Gestione del campionato:</text:p>
      <text:list xml:id="list935288970" text:style-name="L1">
        <text:list-item>
          <text:p text:style-name="P104">Registrazione di una nuova gara al campionato.</text:p>
        </text:list-item>
        <text:list-item>
          <text:p text:style-name="P104">Assegnazione della gara al circuito nel quale si svolge.</text:p>
        </text:list-item>
        <text:list-item>
          <text:p text:style-name="P104">Iscrizione delle vetture di una scuderia al campionato.</text:p>
        </text:list-item>
        <text:list-item>
          <text:p text:style-name="P104">Visualizzazione dei risultati ottenuti da ciascuna vettura.</text:p>
        </text:list-item>
      </text:list>
      <text:p text:style-name="P3">B. Gestione delle scuderie:</text:p>
      <text:list xml:id="list4178374950" text:style-name="L2">
        <text:list-item>
          <text:p text:style-name="P105">Assegnamento delle vetture alle scuderie che le gestiscono.</text:p>
        </text:list-item>
        <text:list-item>
          <text:p text:style-name="P105">Gestione dei finanziatori e dei finanziamenti ottenuti dalla scuderia.</text:p>
        </text:list-item>
      </text:list>
      <text:p text:style-name="P3">C. Gestione delle vetture:</text:p>
      <text:list xml:id="list1910239293" text:style-name="L3">
        <text:list-item>
          <text:p text:style-name="P106">Scelta delle componenti di cui è caratterizzata una vettura.</text:p>
        </text:list-item>
        <text:list-item>
          <text:p text:style-name="P106">Tracciamento dei costruttori responsabili per la creazione delle componenti.</text:p>
        </text:list-item>
        <text:list-item>
          <text:p text:style-name="P106">Acquisto della vettura da parte di una scuderia.</text:p>
        </text:list-item>
        <text:list-item>
          <text:p text:style-name="P106">Affidamento della vettura ad un equipaggio di piloti.</text:p>
        </text:list-item>
      </text:list>
      <text:p text:style-name="P25"/>
      <text:p text:style-name="P3">Occorre gestire le seguenti macro-operazioni:</text:p>
      <text:list xml:id="list871439971" text:style-name="L4">
        <text:list-item>
          <text:p text:style-name="P107">Registrazione dei dati relativi alle gare e ai circuiti.</text:p>
        </text:list-item>
        <text:list-item>
          <text:p text:style-name="P107">Gestione delle vetture e delle loro componenti prodotte dai costruttori.</text:p>
        </text:list-item>
        <text:list-item>
          <text:p text:style-name="P107">Gestione dei finanziamenti ottenuti da ciascuna scuderia.</text:p>
        </text:list-item>
        <text:list-item>
          <text:p text:style-name="P107">Analisi dei risultati conseguiti da ciascuna vettura.</text:p>
        </text:list-item>
        <text:list-item>
          <text:p text:style-name="P107">Statistiche del campionato in funzione dei piloti e delle vetture partecipanti.</text:p>
        </text:list-item>
        <text:list-item>
          <text:p text:style-name="P107">Classifica finale dei punti.</text:p>
        </text:list-item>
      </text:list>
      <text:p text:style-name="P25"/>
      <text:p text:style-name="P97">Descrizione dettagliata:</text:p>
      <text:p text:style-name="P26">Per ogni circuito andrà memorizzato il nome, il paese nel quale risiede, la lunghezza ed il numero di curve di cui dispone. <text:span text:style-name="T8">O</text:span>gni circuito può essere coinvolto in più gare.</text:p>
      <text:p text:style-name="P26"/>
      <text:p text:style-name="P26">Inoltre, per ogni gara è necessario memorizzare:</text:p>
      <text:list xml:id="list2534140804" text:style-name="L5">
        <text:list-item>
          <text:p text:style-name="P108">il nome e la data dell’evento;</text:p>
        </text:list-item>
        <text:list-item>
          <text:p text:style-name="P108">la sua durata espressa in ore;</text:p>
        </text:list-item>
        <text:list-item>
          <text:p text:style-name="P108">il tipo di gara (asciutta o bagnata).</text:p>
        </text:list-item>
      </text:list>
      <text:p text:style-name="P26"/>
      <text:p text:style-name="P26">Le vetture iscritte ad una gara, al termine della stessa, riceveranno dei punti a seconda del loro piazzamento finale. In caso una vettura non completi una gara, è necessario memorizzare il motivo del ritiro (incidente, guasto meccanico, squalifica).</text:p>
      <text:p text:style-name="P26"><text:soft-page-break/>Le vetture, quando inserite nell’applicazione, dovranno definire il loro numero di gara e il modello di veicolo su cui la vettura è basata. Sarà inoltre necessario specificare i dettagli relativi all’equipaggio che guiderà la vettura e la scuderia responsabile per la preparazione del veicolo in vista del campionato.</text:p>
      <text:p text:style-name="P26"/>
      <text:p text:style-name="P26">Ciascuna vettura è assemblata a partire da componenti che sono prodotti da uno specifico costruttore.</text:p>
      <text:list xml:id="list3455231515" text:style-name="L6">
        <text:list-item>
          <text:p text:style-name="P109">Ogni componente è caratterizzato da un codice che lo identifica insieme alla macchina su cui viene installato. Inoltre, ogni componente ha un costo specifico.</text:p>
        </text:list-item>
        <text:list-item>
          <text:p text:style-name="P109">In ogni momento deve essere possibile risalire alla data in cui quel determinato componente è stato installato su una vettura.</text:p>
        </text:list-item>
      </text:list>
      <text:p text:style-name="P26"/>
      <text:p text:style-name="P26">Un componente può essere di tre tipi:</text:p>
      <text:list xml:id="list3615070831" text:style-name="L7">
        <text:list-item>
          <text:p text:style-name="P110">Telaio, per cui è necessario sapere il tipo di materiale di cui è composto ed il suo peso.</text:p>
        </text:list-item>
        <text:list-item>
          <text:p text:style-name="P110">Cambio, che può avere un numero di marce variabile tra 7 e 8.</text:p>
        </text:list-item>
        <text:list-item>
          <text:p text:style-name="P110">Motore, esso può variare in termini di cilindrata espressa, tipo motore (turbo o aspirato) ed il numero di cilindri di cui è composto.</text:p>
        </text:list-item>
      </text:list>
      <text:p text:style-name="P26"/>
      <text:p text:style-name="P26">Di un costruttore è importante sapere il nome, la ragione sociale, la sede della fabbrica, ed il numero di componenti che ha fornito.</text:p>
      <text:p text:style-name="P26"/>
      <text:p text:style-name="P26">L’equipaggio di ciascuna vettura è formato da piloti il cui numero di componenti può essere variabile. <text:span text:style-name="T12">O</text:span><text:span text:style-name="T9">gni equipaggio è formato da piloti di cui è importante sapere i</text:span> dati anagrafici (nome, cognome, data di nascita, nazionalità).</text:p>
      <text:p text:style-name="P26"/>
      <text:p text:style-name="P26">Di un equipaggio possono far parte piloti professionisti e piloti amatori.</text:p>
      <text:list xml:id="list2755892649" text:style-name="L8">
        <text:list-item>
          <text:p text:style-name="P111">I piloti «PRO» sono piloti che hanno alle loro spalle la partecipazione già a diverse gare e per cui è necessario conoscere il numero di licenze possedute.</text:p>
        </text:list-item>
        <text:list-item>
          <text:p text:style-name="P111">I piloti «AM», invece, sono alle loro prime esperienze nei campionati, di loro è importante conoscere la data di acquisizione della prima licenza.</text:p>
          <text:list>
            <text:list-item>
              <text:p text:style-name="P111">Un pilota «AM» può anche essere un «Gentleman Driver», ovvero un pilota senza alcun tipo di esperienza pregressa ma che dispone di una cospicua somma di denaro che sfrutta per finanziare la scuderia e guadagnarsi così un sedile per poter gareggiare.</text:p>
            </text:list-item>
          </text:list>
        </text:list-item>
      </text:list>
      <text:p text:style-name="P26"/>
      <text:p text:style-name="P26">Ogni scuderia è responsabile di una o più vetture <text:span text:style-name="T12">e si deve</text:span> tenere traccia del nome e del paese nel quale è presente la sede principale. Una scuderia potrebbe ricevere o meno dei finanziamenti da parte di «Gentleman Driver», <text:span text:style-name="T12">e </text:span>in <text:span text:style-name="T12">questo</text:span> caso è necessario tenere traccia sia del numero di finanziamenti ottenuti sia la quantità di denaro, a.k.a. quota, ricevuta da ciascun finanziatore.</text:p>
      <text:p text:style-name="P26"/>
      <text:p text:style-name="P100">Analisi della specifica:</text:p>
      <text:p text:style-name="P27"><text:span text:style-name="T73">Sostantiv</text:span><text:span text:style-name="T74">i</text:span><text:span text:style-name="T73">:</text:span></text:p>
      <text:list xml:id="list803109476" text:style-name="L9">
        <text:list-item>
          <text:p text:style-name="P143"><text:span text:style-name="T113">Circuito (</text:span><text:span text:style-name="T115">Nome</text:span><text:span text:style-name="T113">, Paese, Lunghezza, #</text:span><text:span text:style-name="T114">C</text:span><text:span text:style-name="T113">urve)</text:span></text:p>
        </text:list-item>
      </text:list>
      <text:list xml:id="list1463976535" text:style-name="L10">
        <text:list-item>
          <text:p text:style-name="P112">Gara (<text:span text:style-name="T29">Nome</text:span>, Data, Durata, Tipo)</text:p>
        </text:list-item>
        <text:list-item>
          <text:p text:style-name="P113">Vettura (<text:span text:style-name="T10">Numero di </text:span><text:span text:style-name="T11">gara</text:span><text:span text:style-name="T14">, Modello, </text:span><text:span text:style-name="T15">Punti, </text:span><text:span text:style-name="T13">#Piloti</text:span><text:span text:style-name="T14">)</text:span></text:p>
        </text:list-item>
        <text:list-item>
          <text:p text:style-name="P113">Componente (<text:span text:style-name="T30">Codice </text:span><text:span text:style-name="T31">Componente</text:span><text:span text:style-name="T16">, Costo)</text:span></text:p>
          <text:list>
            <text:list-item>
              <text:p text:style-name="P114">Telaio (Materiale, Peso)</text:p>
            </text:list-item>
            <text:list-item>
              <text:p text:style-name="P114">Cambio (<text:span text:style-name="T17">M</text:span>arc<text:span text:style-name="T18">ia</text:span>)</text:p>
            </text:list-item>
            <text:list-item>
              <text:p text:style-name="P114">Motore (Cilindrata, Tipo, #<text:span text:style-name="T13">C</text:span>ilindri)</text:p>
            </text:list-item>
          </text:list>
        </text:list-item>
        <text:list-item>
          <text:p text:style-name="P113">Costruttore (<text:span text:style-name="T32">Nome</text:span><text:span text:style-name="T19">, Ragione sociale, Sede, #</text:span><text:span text:style-name="T13">C</text:span><text:span text:style-name="T19">omponenti)</text:span></text:p>
        </text:list-item>
        <text:list-item>
          <text:p text:style-name="P115"><text:soft-page-break/>Pilota (<text:span text:style-name="T33">Codice pilota</text:span><text:span text:style-name="T5">, </text:span><text:span text:style-name="T16">Nome, Cognome, Data di nascita, nazionalità)</text:span></text:p>
          <text:list>
            <text:list-item>
              <text:p text:style-name="P116">PRO <text:span text:style-name="T20">(#</text:span><text:span text:style-name="T13">L</text:span><text:span text:style-name="T20">icenze)</text:span></text:p>
            </text:list-item>
            <text:list-item>
              <text:p text:style-name="P116">AM <text:span text:style-name="T20">(Data </text:span><text:span text:style-name="T21">prima licenza</text:span><text:span text:style-name="T20">)</text:span></text:p>
            </text:list-item>
            <text:list-item>
              <text:p text:style-name="P116">Gentleman Driver <text:span text:style-name="T20">(#</text:span><text:span text:style-name="T13">F</text:span><text:span text:style-name="T20">inanziamenti, </text:span><text:span text:style-name="T13">Q</text:span><text:span text:style-name="T20">uota)</text:span></text:p>
            </text:list-item>
          </text:list>
        </text:list-item>
        <text:list-item>
          <text:p text:style-name="P115">Scuderia (<text:span text:style-name="T34">Nome</text:span><text:span text:style-name="T22">, Sede, </text:span><text:span text:style-name="T23">#</text:span><text:span text:style-name="T13">F</text:span><text:span text:style-name="T23">inanziamenti</text:span><text:span text:style-name="T22">)</text:span></text:p>
        </text:list-item>
      </text:list>
      <text:p text:style-name="P29"/>
      <text:p text:style-name="P101">Verb<text:span text:style-name="T28">i</text:span>:</text:p>
      <text:list xml:id="list484616465" text:style-name="L11">
        <text:list-item>
          <text:p text:style-name="P117">Coinvolto</text:p>
          <text:list>
            <text:list-item>
              <text:p text:style-name="P118"><text:span text:style-name="T24">Coinvolgimento </text:span>[Circuito – Gara]</text:p>
            </text:list-item>
          </text:list>
        </text:list-item>
        <text:list-item>
          <text:p text:style-name="P119">Iscrivere</text:p>
          <text:list>
            <text:list-item>
              <text:p text:style-name="P118"><text:span text:style-name="T24">Iscrizione </text:span>[Gara – Vettura] <text:span text:style-name="T25">(Punteggio, </text:span><text:span text:style-name="T13">Stato fine gara</text:span><text:span text:style-name="T25">)</text:span></text:p>
            </text:list-item>
          </text:list>
        </text:list-item>
        <text:list-item>
          <text:p text:style-name="P120">Guidare</text:p>
          <text:list>
            <text:list-item>
              <text:p text:style-name="P118"><text:span text:style-name="T24">Guida </text:span>[Vettura – Pilota]</text:p>
            </text:list-item>
          </text:list>
        </text:list-item>
        <text:list-item>
          <text:p text:style-name="P121">Prepara</text:p>
          <text:list>
            <text:list-item>
              <text:p text:style-name="P121"><text:span text:style-name="T24">Preparazione </text:span>[Vettura – Scuderia]</text:p>
            </text:list-item>
          </text:list>
        </text:list-item>
        <text:list-item>
          <text:p text:style-name="P122">Costituire</text:p>
          <text:list>
            <text:list-item>
              <text:p text:style-name="P122">Co<text:span text:style-name="T26">mposizione</text:span> [Vettura – Componente] <text:span text:style-name="T27">(Data installazione)</text:span></text:p>
            </text:list-item>
          </text:list>
        </text:list-item>
        <text:list-item>
          <text:p text:style-name="P121">Realizzare</text:p>
          <text:list>
            <text:list-item>
              <text:p text:style-name="P121"><text:span text:style-name="T24">Produzione </text:span>[Componente – Costruttore]</text:p>
            </text:list-item>
          </text:list>
        </text:list-item>
      </text:list>
      <text:p text:style-name="P31"/>
      <text:p text:style-name="P98">Glossario dei termini:</text:p>
      <table:table table:name="Table1" table:style-name="Table1">
        <table:table-column table:style-name="Table1.A" table:number-columns-repeated="3"/>
        <table:table-column table:style-name="Table1.D"/>
        <table:table-row>
          <table:table-cell table:style-name="Table1.A1" office:value-type="string">
            <text:p text:style-name="P17">Termine</text:p>
          </table:table-cell>
          <table:table-cell table:style-name="Table1.A1" office:value-type="string">
            <text:p text:style-name="P17">Descrizione</text:p>
          </table:table-cell>
          <table:table-cell table:style-name="Table1.A1" office:value-type="string">
            <text:p text:style-name="P17">Sinonimi</text:p>
          </table:table-cell>
          <table:table-cell table:style-name="Table1.D1" office:value-type="string">
            <text:p text:style-name="P17">Collegamenti</text:p>
          </table:table-cell>
        </table:table-row>
        <table:table-row>
          <table:table-cell table:style-name="Table1.A2" office:value-type="string">
            <text:p text:style-name="P36">Circuito</text:p>
          </table:table-cell>
          <table:table-cell table:style-name="Table1.A2" office:value-type="string">
            <text:p text:style-name="P37"><text:span text:style-name="T75">Uno dei p</text:span>ercors<text:span text:style-name="T75">i</text:span> lungo cui si svolge una gara.</text:p>
          </table:table-cell>
          <table:table-cell table:style-name="Table1.A2" office:value-type="string">
            <text:p text:style-name="P39">Nessuno</text:p>
          </table:table-cell>
          <table:table-cell table:style-name="Table1.D2" office:value-type="string">
            <text:p text:style-name="P40">Gara</text:p>
          </table:table-cell>
        </table:table-row>
        <table:table-row>
          <table:table-cell table:style-name="Table1.A2" office:value-type="string">
            <text:p text:style-name="P36">Gara</text:p>
          </table:table-cell>
          <table:table-cell table:style-name="Table1.A2" office:value-type="string">
            <text:p text:style-name="P37"><text:span text:style-name="T75">Un e</text:span>vento a cui prendono parte le vettur<text:span text:style-name="T76">e</text:span>.</text:p>
          </table:table-cell>
          <table:table-cell table:style-name="Table1.A2" office:value-type="string">
            <text:p text:style-name="P39">Nessuno</text:p>
          </table:table-cell>
          <table:table-cell table:style-name="Table1.D2" office:value-type="string">
            <text:p text:style-name="P40"><text:span text:style-name="T77">Circuito, </text:span>Vettura</text:p>
          </table:table-cell>
        </table:table-row>
        <table:table-row>
          <table:table-cell table:style-name="Table1.A2" office:value-type="string">
            <text:p text:style-name="P41">Vettura</text:p>
          </table:table-cell>
          <table:table-cell table:style-name="Table1.A2" office:value-type="string">
            <text:p text:style-name="P42">Un veicolo <text:span text:style-name="T78">gestito da una scuderia e guid</text:span>ato da un pilota che prende parte ad una gara.</text:p>
          </table:table-cell>
          <table:table-cell table:style-name="Table1.A2" office:value-type="string">
            <text:p text:style-name="P44">Veicolo</text:p>
          </table:table-cell>
          <table:table-cell table:style-name="Table1.D2" office:value-type="string">
            <text:p text:style-name="P40">Pilota, Gara, Componente, Scuderia</text:p>
          </table:table-cell>
        </table:table-row>
        <table:table-row>
          <table:table-cell table:style-name="Table1.A2" office:value-type="string">
            <text:p text:style-name="P41">Componente</text:p>
          </table:table-cell>
          <table:table-cell table:style-name="Table1.A2" office:value-type="string">
            <text:p text:style-name="P37"><text:span text:style-name="T75">Uno degli e</text:span>lement<text:span text:style-name="T75">i</text:span> che costituisce le vetture.</text:p>
          </table:table-cell>
          <table:table-cell table:style-name="Table1.A2" office:value-type="string">
            <text:p text:style-name="P39">Nessuno</text:p>
          </table:table-cell>
          <table:table-cell table:style-name="Table1.D2" office:value-type="string">
            <text:p text:style-name="P40">Vettura, <text:span text:style-name="T79">Costruttore, </text:span>Motore, Cambio, Telaio</text:p>
          </table:table-cell>
        </table:table-row>
        <table:table-row>
          <table:table-cell table:style-name="Table1.A2" office:value-type="string">
            <text:p text:style-name="P41">Telaio</text:p>
          </table:table-cell>
          <table:table-cell table:style-name="Table1.A2" office:value-type="string">
            <text:p text:style-name="P37">Uno dei componenti di una vettura.</text:p>
          </table:table-cell>
          <table:table-cell table:style-name="Table1.A2" office:value-type="string">
            <text:p text:style-name="P39">Nessuno</text:p>
          </table:table-cell>
          <table:table-cell table:style-name="Table1.D2" office:value-type="string">
            <text:p text:style-name="P40">Componente</text:p>
          </table:table-cell>
        </table:table-row>
        <table:table-row>
          <table:table-cell table:style-name="Table1.A2" office:value-type="string">
            <text:p text:style-name="P41">Cambio</text:p>
          </table:table-cell>
          <table:table-cell table:style-name="Table1.A2" office:value-type="string">
            <text:p text:style-name="P37">Uno dei componenti di una vettura.</text:p>
          </table:table-cell>
          <table:table-cell table:style-name="Table1.A2" office:value-type="string">
            <text:p text:style-name="P39">Nessuno</text:p>
          </table:table-cell>
          <table:table-cell table:style-name="Table1.D2" office:value-type="string">
            <text:p text:style-name="P40">Componente</text:p>
          </table:table-cell>
        </table:table-row>
        <table:table-row>
          <table:table-cell table:style-name="Table1.A2" office:value-type="string">
            <text:p text:style-name="P41">Motore</text:p>
          </table:table-cell>
          <table:table-cell table:style-name="Table1.A2" office:value-type="string">
            <text:p text:style-name="P37">Uno dei componenti di una vettura.</text:p>
          </table:table-cell>
          <table:table-cell table:style-name="Table1.A2" office:value-type="string">
            <text:p text:style-name="P39">Nessuno</text:p>
          </table:table-cell>
          <table:table-cell table:style-name="Table1.D2" office:value-type="string">
            <text:p text:style-name="P40">Componente</text:p>
          </table:table-cell>
        </table:table-row>
        <table:table-row>
          <table:table-cell table:style-name="Table1.A2" office:value-type="string">
            <text:p text:style-name="P41">Costruttore</text:p>
          </table:table-cell>
          <table:table-cell table:style-name="Table1.A2" office:value-type="string">
            <text:p text:style-name="P45">Una delle aziende che si occupa della produzione di componenti.</text:p>
          </table:table-cell>
          <table:table-cell table:style-name="Table1.A2" office:value-type="string">
            <text:p text:style-name="P47">Azienda</text:p>
          </table:table-cell>
          <table:table-cell table:style-name="Table1.D2" office:value-type="string">
            <text:p text:style-name="P40">Componente</text:p>
          </table:table-cell>
        </table:table-row>
        <table:table-row>
          <table:table-cell table:style-name="Table1.A2" office:value-type="string">
            <text:p text:style-name="P41">Pilota</text:p>
          </table:table-cell>
          <table:table-cell table:style-name="Table1.A2" office:value-type="string">
            <text:p text:style-name="P48">Una persona che gareggia a bordo di <text:soft-page-break/>una vettura.</text:p>
          </table:table-cell>
          <table:table-cell table:style-name="Table1.A2" office:value-type="string">
            <text:p text:style-name="P39">Nessuno</text:p>
          </table:table-cell>
          <table:table-cell table:style-name="Table1.D2" office:value-type="string">
            <text:p text:style-name="P40">Vettura, PRO, AM</text:p>
          </table:table-cell>
        </table:table-row>
        <table:table-row>
          <table:table-cell table:style-name="Table1.A2" office:value-type="string">
            <text:p text:style-name="P41">PRO</text:p>
          </table:table-cell>
          <table:table-cell table:style-name="Table1.A2" office:value-type="string">
            <text:p text:style-name="P50">Una delle categorie di pilota, che possiede grande esperienza.</text:p>
          </table:table-cell>
          <table:table-cell table:style-name="Table1.A2" office:value-type="string">
            <text:p text:style-name="P39">Nessuno</text:p>
          </table:table-cell>
          <table:table-cell table:style-name="Table1.D2" office:value-type="string">
            <text:p text:style-name="P40">Pilota</text:p>
          </table:table-cell>
        </table:table-row>
        <table:table-row>
          <table:table-cell table:style-name="Table1.A2" office:value-type="string">
            <text:p text:style-name="P41">AM</text:p>
          </table:table-cell>
          <table:table-cell table:style-name="Table1.A2" office:value-type="string">
            <text:p text:style-name="P50">Una delle categorie di pilota, che possiede poca esperienza.</text:p>
          </table:table-cell>
          <table:table-cell table:style-name="Table1.A2" office:value-type="string">
            <text:p text:style-name="P39">Nessuno</text:p>
          </table:table-cell>
          <table:table-cell table:style-name="Table1.D2" office:value-type="string">
            <text:p text:style-name="P40">Pilota, Gentleman Driver</text:p>
          </table:table-cell>
        </table:table-row>
        <table:table-row>
          <table:table-cell table:style-name="Table1.A2" office:value-type="string">
            <text:p text:style-name="P41">Gentleman Driver</text:p>
          </table:table-cell>
          <table:table-cell table:style-name="Table1.A2" office:value-type="string">
            <text:p text:style-name="P50">Una delle categorie di pilota, che non possiede esperienza.</text:p>
          </table:table-cell>
          <table:table-cell table:style-name="Table1.A2" office:value-type="string">
            <text:p text:style-name="P39">Nessuno</text:p>
          </table:table-cell>
          <table:table-cell table:style-name="Table1.D2" office:value-type="string">
            <text:p text:style-name="P40">AM</text:p>
          </table:table-cell>
        </table:table-row>
        <table:table-row>
          <table:table-cell table:style-name="Table1.A2" office:value-type="string">
            <text:p text:style-name="P52">Scuderia</text:p>
          </table:table-cell>
          <table:table-cell table:style-name="Table1.A2" office:value-type="string">
            <text:p text:style-name="P53">Un complesso <text:span text:style-name="T80">organizzato che comprende </text:span>le vetture <text:span text:style-name="T81">che gestisce</text:span>.</text:p>
          </table:table-cell>
          <table:table-cell table:style-name="Table1.A2" office:value-type="string">
            <text:p text:style-name="P39">Nessuno</text:p>
          </table:table-cell>
          <table:table-cell table:style-name="Table1.D2" office:value-type="string">
            <text:p text:style-name="P40">Vettura</text:p>
          </table:table-cell>
        </table:table-row>
      </table:table>
      <text:p text:style-name="P33"/>
      <text:p text:style-name="P144">Dizionario dei dati:</text:p>
      <table:table table:name="Table2" table:style-name="Table2">
        <table:table-column table:style-name="Table2.A" table:number-columns-repeated="3"/>
        <table:table-column table:style-name="Table2.D"/>
        <table:table-row>
          <table:table-cell table:style-name="Table2.A1" office:value-type="string">
            <text:p text:style-name="P102">Entità</text:p>
          </table:table-cell>
          <table:table-cell table:style-name="Table2.A1" office:value-type="string">
            <text:p text:style-name="P102">Descrizione</text:p>
          </table:table-cell>
          <table:table-cell table:style-name="Table2.A1" office:value-type="string">
            <text:p text:style-name="P102">Attributi</text:p>
          </table:table-cell>
          <table:table-cell table:style-name="Table2.D1" office:value-type="string">
            <text:p text:style-name="P102">Identificatore</text:p>
          </table:table-cell>
        </table:table-row>
        <table:table-row>
          <table:table-cell table:style-name="Table2.A2" office:value-type="string">
            <text:p text:style-name="P55">Circuito</text:p>
          </table:table-cell>
          <table:table-cell table:style-name="Table2.A2" office:value-type="string">
            <text:p text:style-name="P38"><text:span text:style-name="T75">Uno dei p</text:span>ercors<text:span text:style-name="T75">i</text:span> lungo cui si svolge una gara.</text:p>
          </table:table-cell>
          <table:table-cell table:style-name="Table2.A2" office:value-type="string">
            <text:p text:style-name="P30"><text:span text:style-name="T2">Paese</text:span>: <text:span text:style-name="T82">luogo in cui si trova il circuito.</text:span></text:p>
            <text:p text:style-name="P34">Dominio: Stringa di massimo <text:span text:style-name="T80">50</text:span> caratteri.</text:p>
            <text:p text:style-name="P4">Lunghezza: <text:span text:style-name="T36">lunghezza, </text:span><text:span text:style-name="T37">in km,</text:span><text:span text:style-name="T36"> del circuito.</text:span></text:p>
            <text:p text:style-name="P5"><text:span text:style-name="T35">Dominio: </text:span><text:span text:style-name="T38">float positivi.</text:span></text:p>
            <text:p text:style-name="P30"><text:span text:style-name="T6">#C</text:span><text:span text:style-name="T2">urve:</text:span><text:span text:style-name="T35"> </text:span><text:span text:style-name="T39">numero di curve presenti nel circuito.</text:span></text:p>
            <text:p text:style-name="P71">Dominio: interi <text:span text:style-name="T83">non negativi</text:span>.</text:p>
          </table:table-cell>
          <table:table-cell table:style-name="Table2.D2" office:value-type="string">
            <text:p text:style-name="P6">Nome<text:span text:style-name="T35">: </text:span><text:span text:style-name="T40">n</text:span><text:span text:style-name="T35">ome del circuito</text:span><text:span text:style-name="T40">.</text:span></text:p>
            <text:p text:style-name="P81">Dominio: <text:span text:style-name="T84">s</text:span>tringa di massimo <text:span text:style-name="T80">50</text:span> caratteri.</text:p>
          </table:table-cell>
        </table:table-row>
        <table:table-row>
          <table:table-cell table:style-name="Table2.A2" office:value-type="string">
            <text:p text:style-name="P55">Gara</text:p>
          </table:table-cell>
          <table:table-cell table:style-name="Table2.A2" office:value-type="string">
            <text:p text:style-name="P38"><text:span text:style-name="T75">Un e</text:span>vento a cui prendono parte le vettur<text:span text:style-name="T85">e</text:span>.</text:p>
          </table:table-cell>
          <table:table-cell table:style-name="Table2.A2" office:value-type="string">
            <text:p text:style-name="P7">Data:<text:span text:style-name="T35"> </text:span><text:span text:style-name="T41">data in cui si svolge la gara.</text:span></text:p>
            <text:p text:style-name="P72">Dominio: <text:span text:style-name="T86">D</text:span><text:span text:style-name="T87">ate</text:span><text:span text:style-name="T86">.</text:span></text:p>
            <text:p text:style-name="P7">Durata: <text:span text:style-name="T41">intervallo di tempo, </text:span><text:span text:style-name="T42">espresso in ore,</text:span><text:span text:style-name="T41"> necessario a completare tutti i giri del circuito richiesti.</text:span></text:p>
            <text:p text:style-name="P8"><text:span text:style-name="T35">Dominio: </text:span><text:span text:style-name="T43">float positivi.</text:span></text:p>
            <text:p text:style-name="P7">Tipo<text:span text:style-name="T88">:</text:span><text:span text:style-name="T41"> </text:span><text:span text:style-name="T44">specifica se la gara si sia svolta </text:span><text:span text:style-name="T45">con</text:span><text:span text:style-name="T44"> tracciato asciutto o bagnato.</text:span></text:p>
            <text:p text:style-name="P9"><text:span text:style-name="T35">Dominio: Stringa di </text:span><text:span text:style-name="T46">un solo </text:span><text:span text:style-name="T35">caratter</text:span><text:span text:style-name="T46">e, </text:span><text:soft-page-break/><text:span text:style-name="T46">che può assumere soltanto i valore di 'A' </text:span><text:span text:style-name="T47">per asciutto, </text:span><text:span text:style-name="T46">oppure 'B' </text:span><text:span text:style-name="T47">per bagnato</text:span><text:span text:style-name="T35">.</text:span></text:p>
          </table:table-cell>
          <table:table-cell table:style-name="Table2.D2" office:value-type="string">
            <text:p text:style-name="P18">Nome: <text:span text:style-name="T41">nome della gara.</text:span></text:p>
            <text:p text:style-name="P9"><text:span text:style-name="T35">Dominio: </text:span><text:span text:style-name="T40">s</text:span><text:span text:style-name="T35">tringa di massimo </text:span><text:span text:style-name="T48">50</text:span><text:span text:style-name="T35"> caratteri.</text:span></text:p>
          </table:table-cell>
        </table:table-row>
        <table:table-row>
          <table:table-cell table:style-name="Table2.A2" office:value-type="string">
            <text:p text:style-name="P55">Vettura</text:p>
          </table:table-cell>
          <table:table-cell table:style-name="Table2.A2" office:value-type="string">
            <text:p text:style-name="P43">Un veicolo <text:span text:style-name="T78">gestito da una scuderia e guid</text:span>ato da un pilota che prende parte ad una gara.</text:p>
          </table:table-cell>
          <table:table-cell table:style-name="Table2.A2" office:value-type="string">
            <text:p text:style-name="P10"><text:span text:style-name="T14">Modello: </text:span><text:span text:style-name="T49">modello di auto a cui la vettura si ispira.</text:span></text:p>
            <text:p text:style-name="P74">Dominio: Stringa di massimo <text:span text:style-name="T89">20</text:span> caratteri.</text:p>
            <text:p text:style-name="P10"><text:span text:style-name="T15">Punti</text:span><text:span text:style-name="T90">(rid.): </text:span><text:span text:style-name="T49">attributo ridondante che tiene conto di tutti i punti accumulati da una vettura nel corso del campionato.</text:span></text:p>
            <text:p text:style-name="P73">Dominio: interi <text:span text:style-name="T91">non negativi</text:span>.</text:p>
            <text:p text:style-name="P11"><text:span text:style-name="T92">#P</text:span>iloti:<text:span text:style-name="T35"> attributo ridondante che indica il numero di piloti che fanno parte dell'equipaggio di una vettura.</text:span></text:p>
            <text:p text:style-name="P75">Dominio: interi <text:span text:style-name="T93">non negativi</text:span>.</text:p>
          </table:table-cell>
          <table:table-cell table:style-name="Table2.D2" office:value-type="string">
            <text:p text:style-name="P18">Numero di gara: <text:span text:style-name="T50">numero posto sulla carrozzeria di una data vettura e che la identifica.</text:span></text:p>
            <text:p text:style-name="P82">Dominio: interi positivi.</text:p>
          </table:table-cell>
        </table:table-row>
        <table:table-row>
          <table:table-cell table:style-name="Table2.A2" office:value-type="string">
            <text:p text:style-name="P55">Componente</text:p>
          </table:table-cell>
          <table:table-cell table:style-name="Table2.A2" office:value-type="string">
            <text:p text:style-name="P38"><text:span text:style-name="T75">Uno degli e</text:span>lement<text:span text:style-name="T75">i</text:span> che costituisce le vetture.</text:p>
            <text:p text:style-name="P56">Entità padre di una generalizzazione totale ed esclusiva.</text:p>
          </table:table-cell>
          <table:table-cell table:style-name="Table2.A2" office:value-type="string">
            <text:p text:style-name="P19">Costo:<text:span text:style-name="T35"> </text:span><text:span text:style-name="T51">prezzo necessario per l'acquisto di un componente.</text:span></text:p>
            <text:p text:style-name="P83">Dominio: float positivi.</text:p>
          </table:table-cell>
          <table:table-cell table:style-name="Table2.D2" office:value-type="string">
            <text:p text:style-name="P28"><text:span text:style-name="T3">Codice </text:span><text:span text:style-name="T4">Componente: </text:span><text:span text:style-name="T52">codice che identifica univocamente ciascun componente prodotto.</text:span></text:p>
            <text:p text:style-name="P35"><text:span text:style-name="T52">D</text:span><text:span text:style-name="T35">ominio: interi positivi. </text:span><text:span text:style-name="T94">(?)</text:span></text:p>
          </table:table-cell>
        </table:table-row>
        <table:table-row>
          <table:table-cell table:style-name="Table2.A2" office:value-type="string">
            <text:p text:style-name="P55">Telaio</text:p>
          </table:table-cell>
          <table:table-cell table:style-name="Table2.A2" office:value-type="string">
            <text:p text:style-name="P38">Uno dei componenti di una vettura.</text:p>
            <text:p text:style-name="P56">Una delle entità figlie che hanno come padre "Componente".</text:p>
          </table:table-cell>
          <table:table-cell table:style-name="Table2.A2" office:value-type="string">
            <text:p text:style-name="P19">Materiale: <text:span text:style-name="T53">attributo che indica di che materiale è composto il telaio.</text:span></text:p>
            <text:p text:style-name="P9"><text:span text:style-name="T35">Dominio: </text:span><text:span text:style-name="T40">s</text:span><text:span text:style-name="T35">tringa di massimo </text:span><text:span text:style-name="T54">30</text:span><text:span text:style-name="T35"> caratteri.</text:span></text:p>
            <text:p text:style-name="P19">Peso: <text:span text:style-name="T53">attributo che indica il peso di un telaio.</text:span></text:p>
            <text:p text:style-name="P84">Dominio: float positivi.</text:p>
          </table:table-cell>
          <table:table-cell table:style-name="Table2.D2" office:value-type="string">
            <text:p text:style-name="P57">Trattandosi di una sottoentità di componente, eredita <text:span text:style-name="T96">l'</text:span>identificatore <text:span text:style-name="T96">del padre.</text:span></text:p>
          </table:table-cell>
        </table:table-row>
        <table:table-row>
          <table:table-cell table:style-name="Table2.A2" office:value-type="string">
            <text:p text:style-name="P55">Cambio</text:p>
          </table:table-cell>
          <table:table-cell table:style-name="Table2.A2" office:value-type="string">
            <text:p text:style-name="P38">Uno dei componenti di una vettura.</text:p>
            <text:p text:style-name="P56">Una delle entità figlie che hanno come padre "Componente".</text:p>
          </table:table-cell>
          <table:table-cell table:style-name="Table2.A2" office:value-type="string">
            <text:p text:style-name="P19">Marcia: <text:span text:style-name="T55">attributo che indica quante marce presenti il cambio.</text:span></text:p>
            <text:p text:style-name="P85">Dominio: interi positivi, può assumero soltanto <text:soft-page-break/>valore 7 oppure 8. <text:span text:style-name="T95">(?)</text:span></text:p>
          </table:table-cell>
          <table:table-cell table:style-name="Table2.D2" office:value-type="string">
            <text:p text:style-name="P57">Trattandosi di una sottoentità di componente, eredita<text:span text:style-name="T96"> l'</text:span>identificatore <text:span text:style-name="T96">del padre.</text:span></text:p>
          </table:table-cell>
        </table:table-row>
        <table:table-row>
          <table:table-cell table:style-name="Table2.A2" office:value-type="string">
            <text:p text:style-name="P55">Motore</text:p>
          </table:table-cell>
          <table:table-cell table:style-name="Table2.A2" office:value-type="string">
            <text:p text:style-name="P38">Uno dei componenti di una vettura.</text:p>
            <text:p text:style-name="P56">Una delle entità figlie che hanno come padre "Componente".</text:p>
          </table:table-cell>
          <table:table-cell table:style-name="Table2.A2" office:value-type="string">
            <text:p text:style-name="P19">Cilindrata: <text:span text:style-name="T56">attributo che indica la cilindrata del motore.</text:span></text:p>
            <text:p text:style-name="P86">Dominio: <text:span text:style-name="T97">interi positivi. </text:span><text:span text:style-name="T95">(?)</text:span></text:p>
            <text:p text:style-name="P19">Tipo motore: <text:span text:style-name="T56">indica che tipologia di motore sia: </text:span><text:span text:style-name="T57">turbo o aspirato.</text:span></text:p>
            <text:p text:style-name="P19"><text:span text:style-name="T41">Dominio: </text:span><text:span text:style-name="T40">s</text:span><text:span text:style-name="T41">tringa di massimo </text:span><text:span text:style-name="T58">3</text:span><text:span text:style-name="T59">0</text:span><text:span text:style-name="T41"> caratteri.</text:span></text:p>
            <text:p text:style-name="P19">#<text:span text:style-name="T98">C</text:span>ilindri: <text:span text:style-name="T57">attributo che indica il numero di cilindri che presenta un motore.</text:span></text:p>
            <text:p text:style-name="P87">Dominio: interi positivi.</text:p>
          </table:table-cell>
          <table:table-cell table:style-name="Table2.D2" office:value-type="string">
            <text:p text:style-name="P57">Trattandosi di una sottoentità di componente, eredita<text:span text:style-name="T96"> l'</text:span>identificatore <text:span text:style-name="T96">del padre.</text:span></text:p>
          </table:table-cell>
        </table:table-row>
        <table:table-row>
          <table:table-cell table:style-name="Table2.A2" office:value-type="string">
            <text:p text:style-name="P55">Costruttore</text:p>
          </table:table-cell>
          <table:table-cell table:style-name="Table2.A2" office:value-type="string">
            <text:p text:style-name="P46">Una delle aziende che si occupa della produzione di componenti.</text:p>
          </table:table-cell>
          <table:table-cell table:style-name="Table2.A2" office:value-type="string">
            <text:p text:style-name="P10"><text:span text:style-name="T19">Ragione sociale: </text:span><text:span text:style-name="T60">che te lo dico a fare, lo sanno tutti.</text:span></text:p>
            <text:p text:style-name="P10"><text:span text:style-name="T41">Dominio: </text:span><text:span text:style-name="T40">s</text:span><text:span text:style-name="T41">tringa di massimo x caratteri.</text:span></text:p>
            <text:p text:style-name="P10"><text:span text:style-name="T19">Sede: </text:span><text:span text:style-name="T60">luogo in cui </text:span><text:span text:style-name="T61">si trova</text:span><text:span text:style-name="T60"> la sede principale del costruttore.</text:span></text:p>
            <text:p text:style-name="P10"><text:span text:style-name="T41">Dominio: </text:span><text:span text:style-name="T40">s</text:span><text:span text:style-name="T41">tringa di massimo </text:span><text:span text:style-name="T62">50</text:span><text:span text:style-name="T41"> caratteri.</text:span></text:p>
            <text:p text:style-name="P10"><text:span text:style-name="T19">#</text:span><text:span text:style-name="T99">C</text:span><text:span text:style-name="T19">omponenti: </text:span><text:span text:style-name="T72">attributo ridondante che indica il </text:span><text:span text:style-name="T60">numero assoluto di componenti prodotti da un costruttore.</text:span></text:p>
            <text:p text:style-name="P76">Dominio: interi positivi.</text:p>
          </table:table-cell>
          <table:table-cell table:style-name="Table2.D2" office:value-type="string">
            <text:p text:style-name="P20">Nome: <text:span text:style-name="T63">nome del costruttore.</text:span></text:p>
            <text:p text:style-name="P9"><text:span text:style-name="T63">Dominio: </text:span><text:span text:style-name="T40">s</text:span><text:span text:style-name="T63">tringa di massimo </text:span><text:span text:style-name="T62">50</text:span><text:span text:style-name="T63"> caratteri.</text:span></text:p>
          </table:table-cell>
        </table:table-row>
        <table:table-row>
          <table:table-cell table:style-name="Table2.A2" office:value-type="string">
            <text:p text:style-name="P55">Pilota</text:p>
          </table:table-cell>
          <table:table-cell table:style-name="Table2.A2" office:value-type="string">
            <text:p text:style-name="P49">Una persona che gareggia a bordo di una vettura.</text:p>
            <text:p text:style-name="P56">Entità padre di una generalizzazione totale ed esclusiva.</text:p>
          </table:table-cell>
          <table:table-cell table:style-name="Table2.A2" office:value-type="string">
            <text:p text:style-name="P12">Nome: <text:span text:style-name="T64">nome di un pilota.</text:span></text:p>
            <text:p text:style-name="P12"><text:span text:style-name="T41">Dominio: </text:span><text:span text:style-name="T40">s</text:span><text:span text:style-name="T41">tringa di massimo </text:span><text:span text:style-name="T65">30</text:span><text:span text:style-name="T41"> caratteri.</text:span></text:p>
            <text:p text:style-name="P12">Cognome: <text:span text:style-name="T64">cognome di un pilota.</text:span></text:p>
            <text:p text:style-name="P9"><text:span text:style-name="T64">Dominio: </text:span><text:span text:style-name="T40">s</text:span><text:span text:style-name="T64">tringa di massimo </text:span><text:span text:style-name="T65">30</text:span><text:span text:style-name="T64"> caratteri.</text:span></text:p>
            <text:p text:style-name="P12">Data di nascita: <text:span text:style-name="T64">data di nascita di un pilota.</text:span></text:p>
            <text:p text:style-name="P77">Dominio: Date.</text:p>
            <text:p text:style-name="P12">Nazionalità: <text:soft-page-break/><text:span text:style-name="T64">nazionalità di un pilota.</text:span></text:p>
            <text:p text:style-name="P9"><text:span text:style-name="T64">Dominio: </text:span><text:span text:style-name="T40">s</text:span><text:span text:style-name="T64">tringa di massimo </text:span><text:span text:style-name="T65">20</text:span><text:span text:style-name="T64"> caratteri.</text:span></text:p>
          </table:table-cell>
          <table:table-cell table:style-name="Table2.D2" office:value-type="string">
            <text:p text:style-name="P20">Codice pilota: <text:span text:style-name="T66">codice univoco che identifica un pilota.</text:span></text:p>
            <text:p text:style-name="P9"><text:span text:style-name="T66">Dominio: i</text:span><text:span text:style-name="T65">ntero positivo</text:span><text:span text:style-name="T66">.</text:span></text:p>
          </table:table-cell>
        </table:table-row>
        <table:table-row>
          <table:table-cell table:style-name="Table2.A2" office:value-type="string">
            <text:p text:style-name="P55">PRO</text:p>
          </table:table-cell>
          <table:table-cell table:style-name="Table2.A2" office:value-type="string">
            <text:p text:style-name="P51">Una delle categorie di pilota, che possiede grande esperienza.</text:p>
            <text:p text:style-name="P56">Una delle entità figlie che hanno come padre "<text:span text:style-name="T100">Pilota</text:span>".</text:p>
          </table:table-cell>
          <table:table-cell table:style-name="Table2.A2" office:value-type="string">
            <text:p text:style-name="P13">#<text:span text:style-name="T92">L</text:span>icenze: <text:span text:style-name="T67">numero di licenze possedute da un pilota professionista.</text:span></text:p>
            <text:p text:style-name="P78">Dominio: interi positivi.</text:p>
          </table:table-cell>
          <table:table-cell table:style-name="Table2.D2" office:value-type="string">
            <text:p text:style-name="P57">Trattandosi di una sottoentità di <text:span text:style-name="T101">pilota</text:span>, eredita<text:span text:style-name="T96"> l'</text:span>identificatore <text:span text:style-name="T96">del padre.</text:span></text:p>
          </table:table-cell>
        </table:table-row>
        <table:table-row>
          <table:table-cell table:style-name="Table2.A2" office:value-type="string">
            <text:p text:style-name="P55">AM</text:p>
          </table:table-cell>
          <table:table-cell table:style-name="Table2.A2" office:value-type="string">
            <text:p text:style-name="P51">Una delle categorie di pilota, che possiede poca esperienza.</text:p>
            <text:p text:style-name="P56">Una delle entità figlie che hanno come padre "<text:span text:style-name="T100">Pilota</text:span>".</text:p>
          </table:table-cell>
          <table:table-cell table:style-name="Table2.A2" office:value-type="string">
            <text:p text:style-name="P14"><text:span text:style-name="T20">Data </text:span><text:span text:style-name="T21">prima licenza: </text:span><text:span text:style-name="T68">data di conseguimento della prima licenza di un pilota amatoriale.</text:span></text:p>
            <text:p text:style-name="P79">Dominio: Date.</text:p>
          </table:table-cell>
          <table:table-cell table:style-name="Table2.D2" office:value-type="string">
            <text:p text:style-name="P57">Trattandosi di una sottoentità di <text:span text:style-name="T101">pilota</text:span>, eredita<text:span text:style-name="T96"> l'</text:span>identificatore <text:span text:style-name="T96">del padre.</text:span></text:p>
          </table:table-cell>
        </table:table-row>
        <table:table-row>
          <table:table-cell table:style-name="Table2.A2" office:value-type="string">
            <text:p text:style-name="P55">Gentleman Driver</text:p>
          </table:table-cell>
          <table:table-cell table:style-name="Table2.A2" office:value-type="string">
            <text:p text:style-name="P51">Una delle categorie di pilota, che non possiede esperienza.</text:p>
            <text:p text:style-name="P56"><text:span text:style-name="T100">E</text:span>ntità figli<text:span text:style-name="T100">a</text:span> che ha come padre "<text:span text:style-name="T100">AM".</text:span></text:p>
          </table:table-cell>
          <table:table-cell table:style-name="Table2.A2" office:value-type="string">
            <text:p text:style-name="P13">#<text:span text:style-name="T102">F</text:span>in<text:span text:style-name="T102">a</text:span>nziamenti: <text:span text:style-name="T68">numero dei finanziamenti effettuati da parte di un gentleman driver.</text:span></text:p>
            <text:p text:style-name="P79">Dominio: interi positivi.</text:p>
            <text:p text:style-name="P13">Quota: <text:span text:style-name="T68">attributo che tiene traccia della quantità totale di soldi versati.</text:span></text:p>
            <text:p text:style-name="P79">Dominio: float positivi.</text:p>
          </table:table-cell>
          <table:table-cell table:style-name="Table2.D2" office:value-type="string">
            <text:p text:style-name="P57">Trattandosi di una sottoentità di <text:span text:style-name="T100">AM, a sua volta sottoentità di </text:span><text:span text:style-name="T101">pilota</text:span>, eredita<text:span text:style-name="T96"> l'</text:span>identificatore <text:span text:style-name="T96">del padre.</text:span></text:p>
          </table:table-cell>
        </table:table-row>
        <table:table-row>
          <table:table-cell table:style-name="Table2.A2" office:value-type="string">
            <text:p text:style-name="P55">Scuderia</text:p>
          </table:table-cell>
          <table:table-cell table:style-name="Table2.A2" office:value-type="string">
            <text:p text:style-name="P54">Un complesso <text:span text:style-name="T80">organizzato che comprende </text:span>le vetture <text:span text:style-name="T81">che gestisce</text:span>.</text:p>
          </table:table-cell>
          <table:table-cell table:style-name="Table2.A2" office:value-type="string">
            <text:p text:style-name="P15"><text:span text:style-name="T22">Sede:</text:span><text:span text:style-name="T69"> </text:span><text:span text:style-name="T70">luogo in cui si trova la sede principale della scuderia.</text:span></text:p>
            <text:p text:style-name="P80">Dominio: stringa di al massimo <text:span text:style-name="T103">50</text:span> caratteri.</text:p>
            <text:p text:style-name="P15"><text:span text:style-name="T23">#</text:span><text:span text:style-name="T103">F</text:span><text:span text:style-name="T23">inanziamenti: </text:span><text:span text:style-name="T70">attributo ridondante che tiene traccia del numero totale di finanziamenti ricevuti.</text:span></text:p>
            <text:p text:style-name="P80">Dominio: interi positivi.</text:p>
          </table:table-cell>
          <table:table-cell table:style-name="Table2.D2" office:value-type="string">
            <text:p text:style-name="P21">Nome: <text:span text:style-name="T71">nome della scuderia.</text:span></text:p>
            <text:p text:style-name="P103">Dominio: stringa di al massimo 50 caratteri.</text:p>
          </table:table-cell>
        </table:table-row>
      </table:table>
      <text:p text:style-name="P145"/>
      <table:table table:name="Table3" table:style-name="Table3">
        <table:table-column table:style-name="Table3.A" table:number-columns-repeated="3"/>
        <table:table-column table:style-name="Table3.D"/>
        <table:table-row>
          <table:table-cell table:style-name="Table3.A1" office:value-type="string">
            <text:p text:style-name="P22">Associazione</text:p>
          </table:table-cell>
          <table:table-cell table:style-name="Table3.A1" office:value-type="string">
            <text:p text:style-name="P22">Descrizione</text:p>
          </table:table-cell>
          <table:table-cell table:style-name="Table3.A1" office:value-type="string">
            <text:p text:style-name="P22">Entità Coinvolte</text:p>
          </table:table-cell>
          <table:table-cell table:style-name="Table3.D1" office:value-type="string">
            <text:p text:style-name="P22">Attributi</text:p>
          </table:table-cell>
        </table:table-row>
        <table:table-row>
          <table:table-cell table:style-name="Table3.A2" office:value-type="string">
            <text:p text:style-name="P32">Coinvolgimento</text:p>
          </table:table-cell>
          <table:table-cell table:style-name="Table3.A2" office:value-type="string">
            <text:p text:style-name="P58">Associa una gara ad un circuito.</text:p>
          </table:table-cell>
          <table:table-cell table:style-name="Table3.A2" office:value-type="string">
            <text:p text:style-name="P59">Circuito, Gara</text:p>
          </table:table-cell>
          <table:table-cell table:style-name="Table3.D2" office:value-type="string">
            <text:p text:style-name="P60">Nessuno</text:p>
          </table:table-cell>
        </table:table-row>
        <text:soft-page-break/>
        <table:table-row>
          <table:table-cell table:style-name="Table3.A2" office:value-type="string">
            <text:p text:style-name="P32">Iscrizione</text:p>
          </table:table-cell>
          <table:table-cell table:style-name="Table3.A2" office:value-type="string">
            <text:p text:style-name="P58">Associa una vettura ad una gara.</text:p>
          </table:table-cell>
          <table:table-cell table:style-name="Table3.A2" office:value-type="string">
            <text:p text:style-name="P61">Gara, Vettura</text:p>
          </table:table-cell>
          <table:table-cell table:style-name="Table3.D2" office:value-type="string">
            <text:p text:style-name="P61"><text:span text:style-name="T2">Punteggio</text:span>: punti conseguiti da una vettura al termine di una gara.</text:p>
            <text:p text:style-name="P61"><text:span text:style-name="T9">Dominio</text:span>: interi <text:span text:style-name="T104">non negativi.</text:span></text:p>
            <text:p text:style-name="P61"><text:span text:style-name="T7">Stato fine gara</text:span>: <text:span text:style-name="T105">attributo che indica se la vettura ha terminato la gara o si è ritirata. </text:span><text:span text:style-name="T104">Le cause del ritiro sono </text:span><text:span text:style-name="T105">incidente, guasto meccanico, squalifica</text:span>.</text:p>
            <text:p text:style-name="P61"><text:span text:style-name="T9">Dominio</text:span>: Stringa di massimo <text:span text:style-name="T106">16</text:span> caratteri.</text:p>
          </table:table-cell>
        </table:table-row>
        <table:table-row>
          <table:table-cell table:style-name="Table3.A2" office:value-type="string">
            <text:p text:style-name="P32">Guida</text:p>
          </table:table-cell>
          <table:table-cell table:style-name="Table3.A2" office:value-type="string">
            <text:p text:style-name="P58">Associa un pilota ad una vettura.</text:p>
          </table:table-cell>
          <table:table-cell table:style-name="Table3.A2" office:value-type="string">
            <text:p text:style-name="P62">Vettura, Pilota</text:p>
          </table:table-cell>
          <table:table-cell table:style-name="Table3.D2" office:value-type="string">
            <text:p text:style-name="P63">Nessuno</text:p>
          </table:table-cell>
        </table:table-row>
        <table:table-row>
          <table:table-cell table:style-name="Table3.A2" office:value-type="string">
            <text:p text:style-name="P32">Preparazione</text:p>
          </table:table-cell>
          <table:table-cell table:style-name="Table3.A2" office:value-type="string">
            <text:p text:style-name="P58">Associa una vettura ad una scuderia.</text:p>
          </table:table-cell>
          <table:table-cell table:style-name="Table3.A2" office:value-type="string">
            <text:p text:style-name="P62">Vettura, Scuderia</text:p>
          </table:table-cell>
          <table:table-cell table:style-name="Table3.D2" office:value-type="string">
            <text:p text:style-name="P63">Nessuno</text:p>
          </table:table-cell>
        </table:table-row>
        <table:table-row>
          <table:table-cell table:style-name="Table3.A2" office:value-type="string">
            <text:p text:style-name="P32">Co<text:span text:style-name="T26">mposizione</text:span></text:p>
          </table:table-cell>
          <table:table-cell table:style-name="Table3.A2" office:value-type="string">
            <text:p text:style-name="P64">Associa un componente ad una vettura.</text:p>
          </table:table-cell>
          <table:table-cell table:style-name="Table3.A2" office:value-type="string">
            <text:p text:style-name="P62">Vettura, Componente</text:p>
          </table:table-cell>
          <table:table-cell table:style-name="Table3.D2" office:value-type="string">
            <text:p text:style-name="P94">Data installazione:<text:span text:style-name="T35"> attributo che indica in che data un certo componente è stato installato su una vettura.</text:span></text:p>
            <text:p text:style-name="P92">Dominio: Date.</text:p>
          </table:table-cell>
        </table:table-row>
        <table:table-row>
          <table:table-cell table:style-name="Table3.A2" office:value-type="string">
            <text:p text:style-name="P32">Produzione</text:p>
          </table:table-cell>
          <table:table-cell table:style-name="Table3.A2" office:value-type="string">
            <text:p text:style-name="P64">Associa un costruttore ad un componente.</text:p>
          </table:table-cell>
          <table:table-cell table:style-name="Table3.A2" office:value-type="string">
            <text:p text:style-name="P65">Componente, Costruttore</text:p>
          </table:table-cell>
          <table:table-cell table:style-name="Table3.D2" office:value-type="string">
            <text:p text:style-name="P95">Nessuno</text:p>
          </table:table-cell>
        </table:table-row>
      </table:table>
      <text:p text:style-name="P88"/>
      <table:table table:name="Table4" table:style-name="Table4">
        <table:table-column table:style-name="Table4.A"/>
        <table:table-column table:style-name="Table4.B"/>
        <table:table-row>
          <table:table-cell table:style-name="Table4.A1" office:value-type="string">
            <text:p text:style-name="P23">Associazione</text:p>
          </table:table-cell>
          <table:table-cell table:style-name="Table4.B1" office:value-type="string">
            <text:p text:style-name="P23">Cardinalità</text:p>
          </table:table-cell>
        </table:table-row>
        <table:table-row>
          <table:table-cell table:style-name="Table4.A2" office:value-type="string">
            <text:p text:style-name="P32">Coinvolgimento</text:p>
          </table:table-cell>
          <table:table-cell table:style-name="Table4.B2" office:value-type="string">
            <text:p text:style-name="P66">Circuito (1,N) – Gara (1,1)</text:p>
            <text:p text:style-name="P66">Massimi: <text:span text:style-name="T107">1, N</text:span></text:p>
            <text:p text:style-name="P67">Una gara è coinvolta in un solo circuito, mentre un circuito è coinvolto in più gare.</text:p>
          </table:table-cell>
        </table:table-row>
        <table:table-row>
          <table:table-cell table:style-name="Table4.A2" office:value-type="string">
            <text:p text:style-name="P32">Iscrizione</text:p>
          </table:table-cell>
          <table:table-cell table:style-name="Table4.B2" office:value-type="string">
            <text:p text:style-name="P66"><text:span text:style-name="T107">Vettura</text:span> (1,N) – Gara (1,<text:span text:style-name="T107">N</text:span>)</text:p>
            <text:p text:style-name="P66">Massimi: <text:span text:style-name="T107">N, N</text:span></text:p>
            <text:p text:style-name="P68">Più vetture possono essere iscritte ad una gara e ad una gara possono iscriversi più vetture.</text:p>
          </table:table-cell>
        </table:table-row>
        <table:table-row>
          <table:table-cell table:style-name="Table4.A2" office:value-type="string">
            <text:p text:style-name="P32">Guida</text:p>
          </table:table-cell>
          <table:table-cell table:style-name="Table4.B2" office:value-type="string">
            <text:p text:style-name="P66"><text:span text:style-name="T107">Vettura</text:span> (1,N) – <text:span text:style-name="T107">Pilota</text:span> (1,1)</text:p>
            <text:p text:style-name="P66">Massimi: <text:span text:style-name="T107">1, N</text:span></text:p>
            <text:p text:style-name="P69">Un pilota guida <text:span text:style-name="T108">una vettura, mentre una vettura può essere guidata da più di un pilota.</text:span></text:p>
            <text:p text:style-name="P69"><text:span text:style-name="T108">Possono esserci più piloti nell'equipaggio </text:span><text:soft-page-break/><text:span text:style-name="T108">della stessa vettura.</text:span> <text:span text:style-name="T95">(?)</text:span></text:p>
          </table:table-cell>
        </table:table-row>
        <table:table-row>
          <table:table-cell table:style-name="Table4.A2" office:value-type="string">
            <text:p text:style-name="P32">Preparazione</text:p>
          </table:table-cell>
          <table:table-cell table:style-name="Table4.B2" office:value-type="string">
            <text:p text:style-name="P66"><text:span text:style-name="T107">Scuderia</text:span> (1,N) – <text:span text:style-name="T107">Vettura</text:span> (1,1)</text:p>
            <text:p text:style-name="P66">Massimi: <text:span text:style-name="T107">1, N</text:span></text:p>
            <text:p text:style-name="P68">Una vettura può far parte di una singola scuderia, ma una scuderia può preparare più vetture.</text:p>
          </table:table-cell>
        </table:table-row>
        <table:table-row>
          <table:table-cell table:style-name="Table4.A2" office:value-type="string">
            <text:p text:style-name="P32">Co<text:span text:style-name="T26">mposizione</text:span></text:p>
          </table:table-cell>
          <table:table-cell table:style-name="Table4.B2" office:value-type="string">
            <text:p text:style-name="P66"><text:span text:style-name="T107">Vettura</text:span> (1,N) – <text:span text:style-name="T107">Componente</text:span> (1,<text:span text:style-name="T107">N</text:span>)</text:p>
            <text:p text:style-name="P66">Massimi: <text:span text:style-name="T107">N, N</text:span></text:p>
            <text:p text:style-name="P68">Più componenti possono essere montati su una vettura ed una vettura può essere composta da più componenti.</text:p>
          </table:table-cell>
        </table:table-row>
        <table:table-row>
          <table:table-cell table:style-name="Table4.A2" office:value-type="string">
            <text:p text:style-name="P32">Produzione</text:p>
          </table:table-cell>
          <table:table-cell table:style-name="Table4.B2" office:value-type="string">
            <text:p text:style-name="P66">C<text:span text:style-name="T107">ostruttore</text:span> (1,N) – <text:span text:style-name="T107">Componente</text:span> (1,1)</text:p>
            <text:p text:style-name="P66">Massimi: <text:span text:style-name="T107">1, N</text:span></text:p>
            <text:p text:style-name="P70">Un componente può essere prodotto da un unico costruttore, mentre un costruttore può produrre più componenti.</text:p>
          </table:table-cell>
        </table:table-row>
      </table:table>
      <text:p text:style-name="P16"/>
      <text:p text:style-name="P99">Regole di vincolo:</text:p>
      <text:p text:style-name="P93">Vincoli espressi tramite costrutti:</text:p>
      <text:list xml:id="list862615193" text:style-name="L12">
        <text:list-item>
          <text:p text:style-name="P134">Un gentleman driver è sempre un pilota amatoriale, ma un pilota amatoriale non sempre è un gentleman driver.</text:p>
        </text:list-item>
        <text:list-item>
          <text:p text:style-name="P134"><text:span text:style-name="T109">U</text:span>n pilota <text:span text:style-name="T109">che</text:span> guida una vettura fa parte della scuderia proprietaria d<text:span text:style-name="T109">i tale </text:span>vettura.</text:p>
        </text:list-item>
        <text:list-item>
          <text:p text:style-name="P137">Fanno parte dell'equipaggio di una vettura tutti i piloti che la guidano.</text:p>
        </text:list-item>
      </text:list>
      <text:p text:style-name="P90"/>
      <text:p text:style-name="P90"/>
      <text:p text:style-name="P89"><text:span text:style-name="T2">Vincoli non esprimibili:</text:span></text:p>
      <text:list xml:id="list2108194652" text:style-name="L13">
        <text:list-item>
          <text:p text:style-name="P135"><text:span text:style-name="T111">U</text:span>na vettura, <text:span text:style-name="T118">in ogni dato istante</text:span>, <text:span text:style-name="T111">possiede</text:span> un solo motore, un solo telaio <text:span text:style-name="T111">e</text:span> un solo cambio.</text:p>
        </text:list-item>
        <text:list-item>
          <text:p text:style-name="P138">Un certo componente può venire installato su vetture diverse, mantenendo lo stesso prezzo.</text:p>
        </text:list-item>
        <text:list-item>
          <text:p text:style-name="P142">Le vetture che non portano a termine la gara ottengono 0 punti.</text:p>
        </text:list-item>
      </text:list>
      <text:p text:style-name="P89"/>
      <text:p text:style-name="P89"><text:span text:style-name="T116">Regole di derivazione:</text:span></text:p>
      <text:list xml:id="list2416784977" text:style-name="L14">
        <text:list-item>
          <text:p text:style-name="P139">Il punteggio in classifica di una vettura si ottiene sommando quelli ottenuti dalle gare a cui ha partecipato.</text:p>
        </text:list-item>
        <text:list-item>
          <text:p text:style-name="P140">Il numero di componenti creati da un certo Costruttore si ottiene contando quante volte ne ha prodotto uno.</text:p>
        </text:list-item>
        <text:list-item>
          <text:p text:style-name="P141">Il numero di piloti che fanno parte dell'equipaggio di una vettura si ottiene contando quanti piloti guidino tale vettura.</text:p>
        </text:list-item>
      </text:list>
      <text:p text:style-name="P91"/>
      <text:p text:style-name="P91"/>
      <text:p text:style-name="P126"><text:span text:style-name="T117">Commenti:</text:span></text:p>
      <text:list xml:id="list2469156922" text:style-name="L15">
        <text:list-item>
          <text:p text:style-name="P123">L'identificatore del pilota è stato aggiunto per evitare casi di omonimia <text:span text:style-name="T119">e</text:span> <text:span text:style-name="T119">l'uso</text:span> chiavi composte.</text:p>
        </text:list-item>
        <text:list-item>
          <text:p text:style-name="P127">Il numero di licenze possedute da un pilota non cambia nel corso del campionato.</text:p>
        </text:list-item>
        <text:list-item>
          <text:p text:style-name="P128">Si è scelto di aggiungere un attributo ridondante 'Punti' all'entità '<text:span text:style-name="T121">V</text:span>ettura', il quale traccia il numero di punti complessivamente accumulati durante il campionato.</text:p>
        </text:list-item>
        <text:list-item>
          <text:p text:style-name="P129">Una scuderia può ricevere finanziamenti solo ed esclusivamente dai Gentleman Driver.</text:p>
        </text:list-item>
        <text:list-item>
          <text:p text:style-name="P130"><text:soft-page-break/>Si è scelto di inserire un attributo ridondante '#Componenti' all'entità 'Costruttore' per tenere traccia della quantità di componenti prodotta.</text:p>
        </text:list-item>
        <text:list-item>
          <text:p text:style-name="P131">Si è scelto di aggiungere un attributo ridondante '#Piloti' all'entità 'Vettura' per tener traccia di quanti piloti facciano parte del suo equipaggio.</text:p>
        </text:list-item>
        <text:list-item>
          <text:p text:style-name="P132">L'attributo 'motivo del ritiro', che si trovava inizialmente sulla relazione 'Iscrizione', è stato modificato in 'stato fine gara', in modo elliminare l'opzionalità.</text:p>
        </text:list-item>
        <text:list-item>
          <text:p text:style-name="P133">Si è scelta una generalizzazione parziale ed esclusiva per i piloti 'AM' in quanto non sono riportate altre sottocategorie al di là dei 'Gentleman Driver'.</text:p>
        </text:list-item>
      </text:list>
      <text:p text:style-name="P125"/>
      <text:p text:style-name="P125"/>
      <text:list xml:id="list100013216123895" text:continue-numbering="true" text:style-name="L15">
        <text:list-item>
          <text:p text:style-name="P123">Si suppone che non ci siano costruttori (aziende) con lo stesso nome</text:p>
        </text:list-item>
        <text:list-item>
          <text:p text:style-name="P123">Si suppone che non ci siano circuiti con lo stesso nome</text:p>
        </text:list-item>
        <text:list-item>
          <text:p text:style-name="P123">Si suppone che non ci siano gare con lo stesso nome</text:p>
        </text:list-item>
        <text:list-item>
          <text:p text:style-name="P123">Si suppone che non ci siano vetture con lo stesso numero di gara</text:p>
        </text:list-item>
        <text:list-item>
          <text:p text:style-name="P123">Si suppone che una vettura sia iscritta al campionato, se è iscritta ad almeno una gara</text:p>
          <text:p text:style-name="P123"/>
        </text:list-item>
        <text:list-item>
          <text:p text:style-name="P123">Il campionato <text:span text:style-name="T120">è composto da un certo numero di</text:span> gare.</text:p>
        </text:list-item>
        <text:list-item>
          <text:p text:style-name="P123">Una vettura può iscriversi soltanto una volta per gara</text:p>
        </text:list-item>
        <text:list-item>
          <text:p text:style-name="P123">Si suppone che un pilota non cambi la propria vettura per un'altra durante il campionato</text:p>
          <text:p text:style-name="P123"/>
        </text:list-item>
        <text:list-item>
          <text:p text:style-name="P124">Osservazioni <text:span text:style-name="T122">e possibili modifiche:</text:span></text:p>
        </text:list-item>
        <text:list-item>
          <text:p text:style-name="P124">Si è notato che il problema della possibilità di mettere nella stessa vettura uno stesso tipo di componente, nel caso l'attuale si guasti, non è possibile risolverlo in questa fase del progetto.</text:p>
          <text:list>
            <text:list-item>
              <text:p text:style-name="P123">Inserimento codice in costituire (problema n,m) [non risolto]</text:p>
            </text:list-item>
            <text:list-item>
              <text:p text:style-name="P136">{Data messa come identificatore in costituire. Non sarà possibile installare lo stesso componente nella stessa vettura.}</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07:31:19.585075910</meta:creation-date>
    <dc:date>2023-11-28T10:00:12.225740782</dc:date>
    <meta:editing-duration>PT1H21M38S</meta:editing-duration>
    <meta:editing-cycles>36</meta:editing-cycles>
    <meta:generator>LibreOffice/7.3.7.2$Linux_X86_64 LibreOffice_project/30$Build-2</meta:generator>
    <meta:document-statistic meta:table-count="4" meta:image-count="0" meta:object-count="0" meta:page-count="10" meta:paragraph-count="345" meta:word-count="2657" meta:character-count="16937" meta:non-whitespace-character-count="14694"/>
  </office:meta>
</office:document-meta>
</file>